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0984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20_Built-in_20_Normal">
      <style:text-properties fo:color="#244062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3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008in solid #000000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119">
      <style:table-cell-properties fo:border-bottom="0.0008in solid #000000" fo:background-color="#f9f9e1" style:diagonal-bl-tr="none" style:diagonal-tl-br="none" style:text-align-source="fix" style:repeat-content="false" fo:wrap-option="wrap" fo:border-left="0.0008in solid #000000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1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Normal_20_3" style:data-style-name="N119">
      <style:table-cell-properties fo:background-color="#f9f9e1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3" style:data-style-name="N119">
      <style:table-cell-properties fo:background-color="#ff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WinCalendar_5f_BlankCells_5f_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WinCalendar_5f_BlankCells_5f_32">
      <style:table-cell-properties fo:background-color="#eeeeee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20_2" style:data-style-name="N119">
      <style:table-cell-properties fo:border-bottom="0.0008in solid #000000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Normal_20_2" style:data-style-name="N119">
      <style:table-cell-properties fo:border-bottom="0.0008in solid #000000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2">
      <style:table-cell-properties fo:border-bottom="0.0008in solid #000000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Normal_20_3" style:data-style-name="N119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 style:data-style-name="N119">
      <style:table-cell-properties fo:border-bottom="0.0008in solid #000000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Normal_20_2" style:data-style-name="N119">
      <style:table-cell-properties fo:border-bottom="0.0008in solid #000000" fo:background-color="#ffffff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 style:data-style-name="N119">
      <style:table-cell-properties fo:border-bottom="0.0008in solid #000000" fo:background-color="#ffffff" style:diagonal-bl-tr="none" style:diagonal-tl-br="none" style:text-align-source="fix" style:repeat-content="false" fo:wrap-option="wrap" fo:border-left="0.0138in solid #d6dde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fo:border-bottom="0.0008in solid #000000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Excel_20_Built-in_20_Normal">
      <style:table-cell-properties fo:background-color="transparent"/>
    </style:style>
    <style:style style:name="ce37" style:family="table-cell" style:parent-style-name="Normal_20_3">
      <style:table-cell-properties fo:background-color="#eeeeee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3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fo:border="0.0008in solid #000000"/>
    </style:style>
    <style:style style:name="ce4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eeeeee" fo:border="0.0008in solid #000000"/>
    </style:style>
    <style:style style:name="ce42" style:family="table-cell" style:parent-style-name="Excel_20_Built-in_20_Normal"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Normal_20_2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3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Normal_20_2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20_3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3" table:number-columns-repeated="4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number-columns-repeated="2" table:default-cell-style-name="Excel_20_Built-in_20_Normal"/>
        <table:table-column table:style-name="co3" table:number-columns-repeated="943" table:default-cell-style-name="Default"/>
        <table:table-row table:style-name="ro2">
          <table:table-cell table:style-name="Excel_20_Built-in_20_Normal"/>
          <table:table-cell table:style-name="ce2" office:value-type="string">
            <text:p>Calendrier 2021</text:p>
          </table:table-cell>
          <table:table-cell table:style-name="Excel_20_Built-in_20_Normal" table:number-columns-repeated="13"/>
          <table:table-cell table:style-name="ce40"/>
          <table:table-cell table:style-name="Excel_20_Built-in_20_Normal" table:number-columns-repeated="18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3">
          <table:table-cell table:number-columns-repeated="48"/>
          <table:table-cell table:style-name="ce42"/>
          <table:table-cell table:style-name="Excel_20_Built-in_20_Normal" table:number-columns-repeated="6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48"/>
          <table:table-cell table:style-name="ce3"/>
          <table:table-cell table:style-name="ce13"/>
          <table:table-cell table:style-name="ce18" office:value-type="string" table:number-columns-spanned="3" table:number-rows-spanned="1">
            <text:p>Janvier 2021</text:p>
          </table:table-cell>
          <table:covered-table-cell table:number-columns-repeated="2" table:style-name="ce26"/>
          <table:table-cell table:style-name="ce13"/>
          <table:table-cell table:style-name="ce31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Février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Mars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Avril 2021</text:p>
          </table:table-cell>
          <table:covered-table-cell table:number-columns-repeated="2" table:style-name="ce29"/>
          <table:table-cell table:style-name="ce17"/>
          <table:table-cell table:style-name="ce35"/>
          <table:table-cell table:number-columns-repeated="945"/>
        </table:table-row>
        <table:table-row table:style-name="ro6">
          <table:table-cell/>
          <table:table-cell table:style-name="ce3" office:value-type="string" table:number-columns-spanned="7" table:number-rows-spanned="1">
            <text:p>Janvier 2021</text:p>
          </table:table-cell>
          <table:covered-table-cell table:style-name="ce13"/>
          <table:covered-table-cell table:style-name="ce18"/>
          <table:covered-table-cell table:number-columns-repeated="2" table:style-name="ce26"/>
          <table:covered-table-cell table:style-name="ce13"/>
          <table:covered-table-cell table:style-name="ce31"/>
          <table:table-cell table:style-name="Excel_20_Built-in_20_Normal"/>
          <table:table-cell table:style-name="ce8" office:value-type="string" table:number-columns-spanned="7" table:number-rows-spanned="1">
            <text:p>Février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Mars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Avril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number-columns-repeated="16"/>
          <table:table-cell table:style-name="ce19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" office:value-type="string">
            <text:p>Sam.</text:p>
          </table:table-cell>
          <table:table-cell table:style-name="ce14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number-columns-repeated="16"/>
          <table:table-cell table:style-name="ce43"/>
          <table:table-cell table:style-name="ce54" table:number-columns-repeated="2"/>
          <table:table-cell table:style-name="ce64"/>
          <table:table-cell table:style-name="ce70" office:value-type="date" office:date-value="2021-01-01">
            <text:p>1</text:p>
          </table:table-cell>
          <table:table-cell table:style-name="ce71" office:value-type="date" office:date-value="2021-01-02">
            <text:p>2</text:p>
          </table:table-cell>
          <table:table-cell table:style-name="ce82" office:value-type="date" office:date-value="2021-01-03">
            <text:p>3</text:p>
          </table:table-cell>
          <table:table-cell/>
          <table:table-cell table:style-name="ce93" office:value-type="date" office:date-value="2021-02-01">
            <text:p>1</text:p>
          </table:table-cell>
          <table:table-cell table:style-name="ce68" office:value-type="date" office:date-value="2021-02-02">
            <text:p>2</text:p>
          </table:table-cell>
          <table:table-cell table:style-name="ce68" office:value-type="date" office:date-value="2021-02-03">
            <text:p>3</text:p>
          </table:table-cell>
          <table:table-cell table:style-name="ce68" office:value-type="date" office:date-value="2021-02-04">
            <text:p>4</text:p>
          </table:table-cell>
          <table:table-cell table:style-name="ce68" office:value-type="date" office:date-value="2021-02-05">
            <text:p>5</text:p>
          </table:table-cell>
          <table:table-cell table:style-name="ce81" office:value-type="date" office:date-value="2021-02-06">
            <text:p>6</text:p>
          </table:table-cell>
          <table:table-cell table:style-name="ce88" office:value-type="date" office:date-value="2021-02-07">
            <text:p>7</text:p>
          </table:table-cell>
          <table:table-cell/>
          <table:table-cell table:style-name="ce93" office:value-type="date" office:date-value="2021-03-01">
            <text:p>1</text:p>
          </table:table-cell>
          <table:table-cell table:style-name="ce68" office:value-type="date" office:date-value="2021-03-02">
            <text:p>2</text:p>
          </table:table-cell>
          <table:table-cell table:style-name="ce68" office:value-type="date" office:date-value="2021-03-03">
            <text:p>3</text:p>
          </table:table-cell>
          <table:table-cell table:style-name="ce68" office:value-type="date" office:date-value="2021-03-04">
            <text:p>4</text:p>
          </table:table-cell>
          <table:table-cell table:style-name="ce68" office:value-type="date" office:date-value="2021-03-05">
            <text:p>5</text:p>
          </table:table-cell>
          <table:table-cell table:style-name="ce81" office:value-type="date" office:date-value="2021-03-06">
            <text:p>6</text:p>
          </table:table-cell>
          <table:table-cell table:style-name="ce88" office:value-type="date" office:date-value="2021-03-07">
            <text:p>7</text:p>
          </table:table-cell>
          <table:table-cell/>
          <table:table-cell table:style-name="ce43"/>
          <table:table-cell table:style-name="ce54"/>
          <table:table-cell table:style-name="ce64"/>
          <table:table-cell table:style-name="ce67" office:value-type="date" office:date-value="2021-04-01">
            <text:p>1</text:p>
          </table:table-cell>
          <table:table-cell table:style-name="ce68" office:value-type="date" office:date-value="2021-04-02">
            <text:p>2</text:p>
          </table:table-cell>
          <table:table-cell table:style-name="ce81" office:value-type="date" office:date-value="2021-04-03">
            <text:p>3</text:p>
          </table:table-cell>
          <table:table-cell table:style-name="ce88" office:value-type="date" office:date-value="2021-04-04">
            <text:p>4</text:p>
          </table:table-cell>
          <table:table-cell table:number-columns-repeated="945"/>
        </table:table-row>
        <table:table-row table:style-name="ro3">
          <table:table-cell/>
          <table:table-cell table:style-name="ce5" table:number-columns-spanned="6" table:number-rows-spanned="1"/>
          <table:covered-table-cell table:style-name="ce15"/>
          <table:covered-table-cell table:style-name="ce20"/>
          <table:covered-table-cell table:number-columns-repeated="2" table:style-name="ce15"/>
          <table:covered-table-cell table:style-name="ce30"/>
          <table:table-cell table:style-name="ce32" office:value-type="date" office:date-value="2021-01-01">
            <text:p>1</text:p>
          </table:table-cell>
          <table:table-cell/>
          <table:table-cell table:style-name="ce12" table:number-columns-spanned="2" table:number-rows-spanned="1"/>
          <table:covered-table-cell table:style-name="ce12"/>
          <table:table-cell table:style-name="ce25" office:value-type="date" office:date-value="2021-02-01">
            <text:p>1</text:p>
          </table:table-cell>
          <table:table-cell table:style-name="ce25" office:value-type="date" office:date-value="2021-02-02">
            <text:p>2</text:p>
          </table:table-cell>
          <table:table-cell table:style-name="ce25" office:value-type="date" office:date-value="2021-02-03">
            <text:p>3</text:p>
          </table:table-cell>
          <table:table-cell table:style-name="ce25" office:value-type="date" office:date-value="2021-02-04">
            <text:p>4</text:p>
          </table:table-cell>
          <table:table-cell table:style-name="ce25" office:value-type="date" office:date-value="2021-02-05">
            <text:p>5</text:p>
          </table:table-cell>
          <table:table-cell table:style-name="Excel_20_Built-in_20_Normal"/>
          <table:table-cell table:style-name="ce12" table:number-columns-spanned="2" table:number-rows-spanned="1"/>
          <table:covered-table-cell table:style-name="ce12"/>
          <table:table-cell table:style-name="ce25" office:value-type="date" office:date-value="2021-03-01">
            <text:p>1</text:p>
          </table:table-cell>
          <table:table-cell table:style-name="ce25" office:value-type="date" office:date-value="2021-03-02">
            <text:p>2</text:p>
          </table:table-cell>
          <table:table-cell table:style-name="ce25" office:value-type="date" office:date-value="2021-03-03">
            <text:p>3</text:p>
          </table:table-cell>
          <table:table-cell table:style-name="ce25" office:value-type="date" office:date-value="2021-03-04">
            <text:p>4</text:p>
          </table:table-cell>
          <table:table-cell table:style-name="ce25" office:value-type="date" office:date-value="2021-03-05">
            <text:p>5</text:p>
          </table:table-cell>
          <table:table-cell table:style-name="Excel_20_Built-in_20_Normal"/>
          <table:table-cell table:style-name="ce12" table:number-columns-spanned="5" table:number-rows-spanned="1"/>
          <table:covered-table-cell table:number-columns-repeated="4" table:style-name="ce12"/>
          <table:table-cell table:style-name="ce25" office:value-type="date" office:date-value="2021-04-01">
            <text:p>1</text:p>
          </table:table-cell>
          <table:table-cell table:style-name="ce25" office:value-type="date" office:date-value="2021-04-02">
            <text:p>2</text:p>
          </table:table-cell>
          <table:table-cell table:number-columns-repeated="16"/>
          <table:table-cell table:style-name="ce44" office:value-type="date" office:date-value="2021-01-04">
            <text:p>4</text:p>
          </table:table-cell>
          <table:table-cell table:style-name="ce55" office:value-type="date" office:date-value="2021-01-05">
            <text:p>5</text:p>
          </table:table-cell>
          <table:table-cell table:style-name="ce55" office:value-type="date" office:date-value="2021-01-06">
            <text:p>6</text:p>
          </table:table-cell>
          <table:table-cell table:style-name="ce55" office:value-type="date" office:date-value="2021-01-07">
            <text:p>7</text:p>
          </table:table-cell>
          <table:table-cell table:style-name="ce55" office:value-type="date" office:date-value="2021-01-08">
            <text:p>8</text:p>
          </table:table-cell>
          <table:table-cell table:style-name="ce72" office:value-type="date" office:date-value="2021-01-09">
            <text:p>9</text:p>
          </table:table-cell>
          <table:table-cell table:style-name="ce83" office:value-type="date" office:date-value="2021-01-10">
            <text:p>10</text:p>
          </table:table-cell>
          <table:table-cell/>
          <table:table-cell table:style-name="ce49" office:value-type="date" office:date-value="2021-02-08">
            <text:p>8</text:p>
          </table:table-cell>
          <table:table-cell table:style-name="ce60" office:value-type="date" office:date-value="2021-02-09">
            <text:p>9</text:p>
          </table:table-cell>
          <table:table-cell table:style-name="ce60" office:value-type="date" office:date-value="2021-02-10">
            <text:p>10</text:p>
          </table:table-cell>
          <table:table-cell table:style-name="ce60" office:value-type="date" office:date-value="2021-02-11">
            <text:p>11</text:p>
          </table:table-cell>
          <table:table-cell table:style-name="ce60" office:value-type="date" office:date-value="2021-02-12">
            <text:p>12</text:p>
          </table:table-cell>
          <table:table-cell table:style-name="ce78" office:value-type="date" office:date-value="2021-02-13">
            <text:p>13</text:p>
          </table:table-cell>
          <table:table-cell table:style-name="ce89" office:value-type="date" office:date-value="2021-02-14">
            <text:p>14</text:p>
          </table:table-cell>
          <table:table-cell/>
          <table:table-cell table:style-name="ce49" office:value-type="date" office:date-value="2021-03-08">
            <text:p>8</text:p>
          </table:table-cell>
          <table:table-cell table:style-name="ce60" office:value-type="date" office:date-value="2021-03-09">
            <text:p>9</text:p>
          </table:table-cell>
          <table:table-cell table:style-name="ce60" office:value-type="date" office:date-value="2021-03-10">
            <text:p>10</text:p>
          </table:table-cell>
          <table:table-cell table:style-name="ce60" office:value-type="date" office:date-value="2021-03-11">
            <text:p>11</text:p>
          </table:table-cell>
          <table:table-cell table:style-name="ce60" office:value-type="date" office:date-value="2021-03-12">
            <text:p>12</text:p>
          </table:table-cell>
          <table:table-cell table:style-name="ce78" office:value-type="date" office:date-value="2021-03-13">
            <text:p>13</text:p>
          </table:table-cell>
          <table:table-cell table:style-name="ce89" office:value-type="date" office:date-value="2021-03-14">
            <text:p>14</text:p>
          </table:table-cell>
          <table:table-cell/>
          <table:table-cell table:style-name="ce49" office:value-type="date" office:date-value="2021-04-05">
            <text:p>5</text:p>
          </table:table-cell>
          <table:table-cell table:style-name="ce60" office:value-type="date" office:date-value="2021-04-06">
            <text:p>6</text:p>
          </table:table-cell>
          <table:table-cell table:style-name="ce60" office:value-type="date" office:date-value="2021-04-07">
            <text:p>7</text:p>
          </table:table-cell>
          <table:table-cell table:style-name="ce60" office:value-type="date" office:date-value="2021-04-08">
            <text:p>8</text:p>
          </table:table-cell>
          <table:table-cell table:style-name="ce60" office:value-type="date" office:date-value="2021-04-09">
            <text:p>9</text:p>
          </table:table-cell>
          <table:table-cell table:style-name="ce78" office:value-type="date" office:date-value="2021-04-10">
            <text:p>10</text:p>
          </table:table-cell>
          <table:table-cell table:style-name="ce89" office:value-type="date" office:date-value="2021-04-11">
            <text:p>11</text:p>
          </table:table-cell>
          <table:table-cell table:number-columns-repeated="945"/>
        </table:table-row>
        <table:table-row table:style-name="ro3">
          <table:table-cell/>
          <table:table-cell table:style-name="ce6" office:value-type="date" office:date-value="2021-01-02">
            <text:p>2</text:p>
          </table:table-cell>
          <table:table-cell table:style-name="ce16" office:value-type="date" office:date-value="2021-01-03">
            <text:p>3</text:p>
          </table:table-cell>
          <table:table-cell table:style-name="ce21" office:value-type="date" office:date-value="2021-01-04">
            <text:p>4</text:p>
          </table:table-cell>
          <table:table-cell table:style-name="ce28" office:value-type="date" office:date-value="2021-01-05">
            <text:p>5</text:p>
          </table:table-cell>
          <table:table-cell table:style-name="ce28" office:value-type="date" office:date-value="2021-01-06">
            <text:p>6</text:p>
          </table:table-cell>
          <table:table-cell table:style-name="ce28" office:value-type="date" office:date-value="2021-01-07">
            <text:p>7</text:p>
          </table:table-cell>
          <table:table-cell table:style-name="ce33" office:value-type="date" office:date-value="2021-01-08">
            <text:p>8</text:p>
          </table:table-cell>
          <table:table-cell/>
          <table:table-cell table:style-name="ce9" office:value-type="date" office:date-value="2021-02-06">
            <text:p>6</text:p>
          </table:table-cell>
          <table:table-cell table:style-name="ce9" office:value-type="date" office:date-value="2021-02-07">
            <text:p>7</text:p>
          </table:table-cell>
          <table:table-cell table:style-name="ce25" office:value-type="date" office:date-value="2021-02-08">
            <text:p>8</text:p>
          </table:table-cell>
          <table:table-cell table:style-name="ce25" office:value-type="date" office:date-value="2021-02-09">
            <text:p>9</text:p>
          </table:table-cell>
          <table:table-cell table:style-name="ce25" office:value-type="date" office:date-value="2021-02-10">
            <text:p>10</text:p>
          </table:table-cell>
          <table:table-cell table:style-name="ce25" office:value-type="date" office:date-value="2021-02-11">
            <text:p>11</text:p>
          </table:table-cell>
          <table:table-cell table:style-name="ce25" office:value-type="date" office:date-value="2021-02-12">
            <text:p>12</text:p>
          </table:table-cell>
          <table:table-cell table:style-name="Excel_20_Built-in_20_Normal"/>
          <table:table-cell table:style-name="ce9" office:value-type="date" office:date-value="2021-03-06">
            <text:p>6</text:p>
          </table:table-cell>
          <table:table-cell table:style-name="ce9" office:value-type="date" office:date-value="2021-03-07">
            <text:p>7</text:p>
          </table:table-cell>
          <table:table-cell table:style-name="ce25" office:value-type="date" office:date-value="2021-03-08">
            <text:p>8</text:p>
          </table:table-cell>
          <table:table-cell table:style-name="ce25" office:value-type="date" office:date-value="2021-03-09">
            <text:p>9</text:p>
          </table:table-cell>
          <table:table-cell table:style-name="ce25" office:value-type="date" office:date-value="2021-03-10">
            <text:p>10</text:p>
          </table:table-cell>
          <table:table-cell table:style-name="ce25" office:value-type="date" office:date-value="2021-03-11">
            <text:p>11</text:p>
          </table:table-cell>
          <table:table-cell table:style-name="ce25" office:value-type="date" office:date-value="2021-03-12">
            <text:p>12</text:p>
          </table:table-cell>
          <table:table-cell table:style-name="Excel_20_Built-in_20_Normal"/>
          <table:table-cell table:style-name="ce9" office:value-type="date" office:date-value="2021-04-03">
            <text:p>3</text:p>
          </table:table-cell>
          <table:table-cell table:style-name="ce9" office:value-type="date" office:date-value="2021-04-04">
            <text:p>4</text:p>
          </table:table-cell>
          <table:table-cell table:style-name="ce25" office:value-type="date" office:date-value="2021-04-05">
            <text:p>5</text:p>
          </table:table-cell>
          <table:table-cell table:style-name="ce25" office:value-type="date" office:date-value="2021-04-06">
            <text:p>6</text:p>
          </table:table-cell>
          <table:table-cell table:style-name="ce25" office:value-type="date" office:date-value="2021-04-07">
            <text:p>7</text:p>
          </table:table-cell>
          <table:table-cell table:style-name="ce25" office:value-type="date" office:date-value="2021-04-08">
            <text:p>8</text:p>
          </table:table-cell>
          <table:table-cell table:style-name="ce25" office:value-type="date" office:date-value="2021-04-09">
            <text:p>9</text:p>
          </table:table-cell>
          <table:table-cell table:number-columns-repeated="16"/>
          <table:table-cell table:style-name="ce45" office:value-type="date" office:date-value="2021-01-11">
            <text:p>11</text:p>
          </table:table-cell>
          <table:table-cell table:style-name="ce56" office:value-type="date" office:date-value="2021-01-12">
            <text:p>12</text:p>
          </table:table-cell>
          <table:table-cell table:style-name="ce56" office:value-type="date" office:date-value="2021-01-13">
            <text:p>13</text:p>
          </table:table-cell>
          <table:table-cell table:style-name="ce56" office:value-type="date" office:date-value="2021-01-14">
            <text:p>14</text:p>
          </table:table-cell>
          <table:table-cell table:style-name="ce56" office:value-type="date" office:date-value="2021-01-15">
            <text:p>15</text:p>
          </table:table-cell>
          <table:table-cell table:style-name="ce73" office:value-type="date" office:date-value="2021-01-16">
            <text:p>16</text:p>
          </table:table-cell>
          <table:table-cell table:style-name="ce84" office:value-type="date" office:date-value="2021-01-17">
            <text:p>17</text:p>
          </table:table-cell>
          <table:table-cell/>
          <table:table-cell table:style-name="ce51" office:value-type="date" office:date-value="2021-02-15">
            <text:p>15</text:p>
          </table:table-cell>
          <table:table-cell table:style-name="ce62" office:value-type="date" office:date-value="2021-02-16">
            <text:p>16</text:p>
          </table:table-cell>
          <table:table-cell table:style-name="ce62" office:value-type="date" office:date-value="2021-02-17">
            <text:p>17</text:p>
          </table:table-cell>
          <table:table-cell table:style-name="ce62" office:value-type="date" office:date-value="2021-02-18">
            <text:p>18</text:p>
          </table:table-cell>
          <table:table-cell table:style-name="ce62" office:value-type="date" office:date-value="2021-02-19">
            <text:p>19</text:p>
          </table:table-cell>
          <table:table-cell table:style-name="ce80" office:value-type="date" office:date-value="2021-02-20">
            <text:p>20</text:p>
          </table:table-cell>
          <table:table-cell table:style-name="ce91" office:value-type="date" office:date-value="2021-02-21">
            <text:p>21</text:p>
          </table:table-cell>
          <table:table-cell/>
          <table:table-cell table:style-name="ce50" office:value-type="date" office:date-value="2021-03-15">
            <text:p>15</text:p>
          </table:table-cell>
          <table:table-cell table:style-name="ce61" office:value-type="date" office:date-value="2021-03-16">
            <text:p>16</text:p>
          </table:table-cell>
          <table:table-cell table:style-name="ce61" office:value-type="date" office:date-value="2021-03-17">
            <text:p>17</text:p>
          </table:table-cell>
          <table:table-cell table:style-name="ce61" office:value-type="date" office:date-value="2021-03-18">
            <text:p>18</text:p>
          </table:table-cell>
          <table:table-cell table:style-name="ce61" office:value-type="date" office:date-value="2021-03-19">
            <text:p>19</text:p>
          </table:table-cell>
          <table:table-cell table:style-name="ce79" office:value-type="date" office:date-value="2021-03-20">
            <text:p>20</text:p>
          </table:table-cell>
          <table:table-cell table:style-name="ce90" office:value-type="date" office:date-value="2021-03-21">
            <text:p>21</text:p>
          </table:table-cell>
          <table:table-cell/>
          <table:table-cell table:style-name="ce50" office:value-type="date" office:date-value="2021-04-12">
            <text:p>12</text:p>
          </table:table-cell>
          <table:table-cell table:style-name="ce61" office:value-type="date" office:date-value="2021-04-13">
            <text:p>13</text:p>
          </table:table-cell>
          <table:table-cell table:style-name="ce61" office:value-type="date" office:date-value="2021-04-14">
            <text:p>14</text:p>
          </table:table-cell>
          <table:table-cell table:style-name="ce61" office:value-type="date" office:date-value="2021-04-15">
            <text:p>15</text:p>
          </table:table-cell>
          <table:table-cell table:style-name="ce61" office:value-type="date" office:date-value="2021-04-16">
            <text:p>16</text:p>
          </table:table-cell>
          <table:table-cell table:style-name="ce79" office:value-type="date" office:date-value="2021-04-17">
            <text:p>17</text:p>
          </table:table-cell>
          <table:table-cell table:style-name="ce90" office:value-type="date" office:date-value="2021-04-18">
            <text:p>18</text:p>
          </table:table-cell>
          <table:table-cell table:number-columns-repeated="945"/>
        </table:table-row>
        <table:table-row table:style-name="ro3">
          <table:table-cell/>
          <table:table-cell table:style-name="ce6" office:value-type="date" office:date-value="2021-01-09">
            <text:p>9</text:p>
          </table:table-cell>
          <table:table-cell table:style-name="ce16" office:value-type="date" office:date-value="2021-01-10">
            <text:p>10</text:p>
          </table:table-cell>
          <table:table-cell table:style-name="ce21" office:value-type="date" office:date-value="2021-01-11">
            <text:p>11</text:p>
          </table:table-cell>
          <table:table-cell table:style-name="ce28" office:value-type="date" office:date-value="2021-01-12">
            <text:p>12</text:p>
          </table:table-cell>
          <table:table-cell table:style-name="ce28" office:value-type="date" office:date-value="2021-01-13">
            <text:p>13</text:p>
          </table:table-cell>
          <table:table-cell table:style-name="ce28" office:value-type="date" office:date-value="2021-01-14">
            <text:p>14</text:p>
          </table:table-cell>
          <table:table-cell table:style-name="ce33" office:value-type="date" office:date-value="2021-01-15">
            <text:p>15</text:p>
          </table:table-cell>
          <table:table-cell/>
          <table:table-cell table:style-name="ce9" office:value-type="date" office:date-value="2021-02-13">
            <text:p>13</text:p>
          </table:table-cell>
          <table:table-cell table:style-name="ce9" office:value-type="date" office:date-value="2021-02-14">
            <text:p>14</text:p>
          </table:table-cell>
          <table:table-cell table:style-name="ce25" office:value-type="date" office:date-value="2021-02-15">
            <text:p>15</text:p>
          </table:table-cell>
          <table:table-cell table:style-name="ce25" office:value-type="date" office:date-value="2021-02-16">
            <text:p>16</text:p>
          </table:table-cell>
          <table:table-cell table:style-name="ce25" office:value-type="date" office:date-value="2021-02-17">
            <text:p>17</text:p>
          </table:table-cell>
          <table:table-cell table:style-name="ce25" office:value-type="date" office:date-value="2021-02-18">
            <text:p>18</text:p>
          </table:table-cell>
          <table:table-cell table:style-name="ce25" office:value-type="date" office:date-value="2021-02-19">
            <text:p>19</text:p>
          </table:table-cell>
          <table:table-cell table:style-name="Excel_20_Built-in_20_Normal"/>
          <table:table-cell table:style-name="ce10" office:value-type="date" office:date-value="2021-03-13">
            <text:p>13</text:p>
          </table:table-cell>
          <table:table-cell table:style-name="ce10" office:value-type="date" office:date-value="2021-03-14">
            <text:p>14</text:p>
          </table:table-cell>
          <table:table-cell table:style-name="ce10" office:value-type="date" office:date-value="2021-03-15">
            <text:p>15</text:p>
          </table:table-cell>
          <table:table-cell table:style-name="ce10" office:value-type="date" office:date-value="2021-03-16">
            <text:p>16</text:p>
          </table:table-cell>
          <table:table-cell table:style-name="ce25" office:value-type="date" office:date-value="2021-03-17">
            <text:p>17</text:p>
          </table:table-cell>
          <table:table-cell table:style-name="ce25" office:value-type="date" office:date-value="2021-03-18">
            <text:p>18</text:p>
          </table:table-cell>
          <table:table-cell table:style-name="ce25" office:value-type="date" office:date-value="2021-03-19">
            <text:p>19</text:p>
          </table:table-cell>
          <table:table-cell table:style-name="Excel_20_Built-in_20_Normal"/>
          <table:table-cell table:style-name="ce9" office:value-type="date" office:date-value="2021-04-10">
            <text:p>10</text:p>
          </table:table-cell>
          <table:table-cell table:style-name="ce9" office:value-type="date" office:date-value="2021-04-11">
            <text:p>11</text:p>
          </table:table-cell>
          <table:table-cell table:style-name="ce25" office:value-type="date" office:date-value="2021-04-12">
            <text:p>12</text:p>
          </table:table-cell>
          <table:table-cell table:style-name="ce25" office:value-type="date" office:date-value="2021-04-13">
            <text:p>13</text:p>
          </table:table-cell>
          <table:table-cell table:style-name="ce25" office:value-type="date" office:date-value="2021-04-14">
            <text:p>14</text:p>
          </table:table-cell>
          <table:table-cell table:style-name="ce25" office:value-type="date" office:date-value="2021-04-15">
            <text:p>15</text:p>
          </table:table-cell>
          <table:table-cell table:style-name="ce25" office:value-type="date" office:date-value="2021-04-16">
            <text:p>16</text:p>
          </table:table-cell>
          <table:table-cell table:number-columns-repeated="16"/>
          <table:table-cell table:style-name="ce46" office:value-type="date" office:date-value="2021-01-18">
            <text:p>18</text:p>
          </table:table-cell>
          <table:table-cell table:style-name="ce57" office:value-type="date" office:date-value="2021-01-19">
            <text:p>19</text:p>
          </table:table-cell>
          <table:table-cell table:style-name="ce57" office:value-type="date" office:date-value="2021-01-20">
            <text:p>20</text:p>
          </table:table-cell>
          <table:table-cell table:style-name="ce57" office:value-type="date" office:date-value="2021-01-21">
            <text:p>21</text:p>
          </table:table-cell>
          <table:table-cell table:style-name="ce57" office:value-type="date" office:date-value="2021-01-22">
            <text:p>22</text:p>
          </table:table-cell>
          <table:table-cell table:style-name="ce74" office:value-type="date" office:date-value="2021-01-23">
            <text:p>23</text:p>
          </table:table-cell>
          <table:table-cell table:style-name="ce85" office:value-type="date" office:date-value="2021-01-24">
            <text:p>24</text:p>
          </table:table-cell>
          <table:table-cell/>
          <table:table-cell table:style-name="ce53" office:value-type="date" office:date-value="2021-02-22">
            <text:p>22</text:p>
          </table:table-cell>
          <table:table-cell table:style-name="ce65" office:value-type="date" office:date-value="2021-02-23">
            <text:p>23</text:p>
          </table:table-cell>
          <table:table-cell table:style-name="ce65" office:value-type="date" office:date-value="2021-02-24">
            <text:p>24</text:p>
          </table:table-cell>
          <table:table-cell table:style-name="ce65" office:value-type="date" office:date-value="2021-02-25">
            <text:p>25</text:p>
          </table:table-cell>
          <table:table-cell table:style-name="ce65" office:value-type="date" office:date-value="2021-02-26">
            <text:p>26</text:p>
          </table:table-cell>
          <table:table-cell table:style-name="ce95" office:value-type="date" office:date-value="2021-02-27">
            <text:p>27</text:p>
          </table:table-cell>
          <table:table-cell table:style-name="ce96" office:value-type="date" office:date-value="2021-02-28">
            <text:p>28</text:p>
          </table:table-cell>
          <table:table-cell/>
          <table:table-cell table:style-name="ce51" office:value-type="date" office:date-value="2021-03-22">
            <text:p>22</text:p>
          </table:table-cell>
          <table:table-cell table:style-name="ce62" office:value-type="date" office:date-value="2021-03-23">
            <text:p>23</text:p>
          </table:table-cell>
          <table:table-cell table:style-name="ce62" office:value-type="date" office:date-value="2021-03-24">
            <text:p>24</text:p>
          </table:table-cell>
          <table:table-cell table:style-name="ce62" office:value-type="date" office:date-value="2021-03-25">
            <text:p>25</text:p>
          </table:table-cell>
          <table:table-cell table:style-name="ce62" office:value-type="date" office:date-value="2021-03-26">
            <text:p>26</text:p>
          </table:table-cell>
          <table:table-cell table:style-name="ce80" office:value-type="date" office:date-value="2021-03-27">
            <text:p>27</text:p>
          </table:table-cell>
          <table:table-cell table:style-name="ce91" office:value-type="date" office:date-value="2021-03-28">
            <text:p>28</text:p>
          </table:table-cell>
          <table:table-cell/>
          <table:table-cell table:style-name="ce51" office:value-type="date" office:date-value="2021-04-19">
            <text:p>19</text:p>
          </table:table-cell>
          <table:table-cell table:style-name="ce62" office:value-type="date" office:date-value="2021-04-20">
            <text:p>20</text:p>
          </table:table-cell>
          <table:table-cell table:style-name="ce62" office:value-type="date" office:date-value="2021-04-21">
            <text:p>21</text:p>
          </table:table-cell>
          <table:table-cell table:style-name="ce62" office:value-type="date" office:date-value="2021-04-22">
            <text:p>22</text:p>
          </table:table-cell>
          <table:table-cell table:style-name="ce62" office:value-type="date" office:date-value="2021-04-23">
            <text:p>23</text:p>
          </table:table-cell>
          <table:table-cell table:style-name="ce80" office:value-type="date" office:date-value="2021-04-24">
            <text:p>24</text:p>
          </table:table-cell>
          <table:table-cell table:style-name="ce91" office:value-type="date" office:date-value="2021-04-25">
            <text:p>25</text:p>
          </table:table-cell>
          <table:table-cell table:number-columns-repeated="945"/>
        </table:table-row>
        <table:table-row table:style-name="ro3">
          <table:table-cell/>
          <table:table-cell table:style-name="ce6" office:value-type="date" office:date-value="2021-01-16">
            <text:p>16</text:p>
          </table:table-cell>
          <table:table-cell table:style-name="ce16" office:value-type="date" office:date-value="2021-01-17">
            <text:p>17</text:p>
          </table:table-cell>
          <table:table-cell table:style-name="ce21" office:value-type="date" office:date-value="2021-01-18">
            <text:p>18</text:p>
          </table:table-cell>
          <table:table-cell table:style-name="ce28" office:value-type="date" office:date-value="2021-01-19">
            <text:p>19</text:p>
          </table:table-cell>
          <table:table-cell table:style-name="ce28" office:value-type="date" office:date-value="2021-01-20">
            <text:p>20</text:p>
          </table:table-cell>
          <table:table-cell table:style-name="ce28" office:value-type="date" office:date-value="2021-01-21">
            <text:p>21</text:p>
          </table:table-cell>
          <table:table-cell table:style-name="ce33" office:value-type="date" office:date-value="2021-01-22">
            <text:p>22</text:p>
          </table:table-cell>
          <table:table-cell/>
          <table:table-cell table:style-name="ce9" office:value-type="date" office:date-value="2021-02-20">
            <text:p>20</text:p>
          </table:table-cell>
          <table:table-cell table:style-name="ce9" office:value-type="date" office:date-value="2021-02-21">
            <text:p>21</text:p>
          </table:table-cell>
          <table:table-cell table:style-name="ce25" office:value-type="date" office:date-value="2021-02-22">
            <text:p>22</text:p>
          </table:table-cell>
          <table:table-cell table:style-name="ce25" office:value-type="date" office:date-value="2021-02-23">
            <text:p>23</text:p>
          </table:table-cell>
          <table:table-cell table:style-name="ce25" office:value-type="date" office:date-value="2021-02-24">
            <text:p>24</text:p>
          </table:table-cell>
          <table:table-cell table:style-name="ce25" office:value-type="date" office:date-value="2021-02-25">
            <text:p>25</text:p>
          </table:table-cell>
          <table:table-cell table:style-name="ce25" office:value-type="date" office:date-value="2021-02-26">
            <text:p>26</text:p>
          </table:table-cell>
          <table:table-cell table:style-name="Excel_20_Built-in_20_Normal"/>
          <table:table-cell table:style-name="ce9" office:value-type="date" office:date-value="2021-03-20">
            <text:p>20</text:p>
          </table:table-cell>
          <table:table-cell table:style-name="ce9" office:value-type="date" office:date-value="2021-03-21">
            <text:p>21</text:p>
          </table:table-cell>
          <table:table-cell table:style-name="ce25" office:value-type="date" office:date-value="2021-03-22">
            <text:p>22</text:p>
          </table:table-cell>
          <table:table-cell table:style-name="ce25" office:value-type="date" office:date-value="2021-03-23">
            <text:p>23</text:p>
          </table:table-cell>
          <table:table-cell table:style-name="ce25" office:value-type="date" office:date-value="2021-03-24">
            <text:p>24</text:p>
          </table:table-cell>
          <table:table-cell table:style-name="ce25" office:value-type="date" office:date-value="2021-03-25">
            <text:p>25</text:p>
          </table:table-cell>
          <table:table-cell table:style-name="ce25" office:value-type="date" office:date-value="2021-03-26">
            <text:p>26</text:p>
          </table:table-cell>
          <table:table-cell table:style-name="Excel_20_Built-in_20_Normal"/>
          <table:table-cell table:style-name="ce9" office:value-type="date" office:date-value="2021-04-17">
            <text:p>17</text:p>
          </table:table-cell>
          <table:table-cell table:style-name="ce9" office:value-type="date" office:date-value="2021-04-18">
            <text:p>18</text:p>
          </table:table-cell>
          <table:table-cell table:style-name="ce25" office:value-type="date" office:date-value="2021-04-19">
            <text:p>19</text:p>
          </table:table-cell>
          <table:table-cell table:style-name="ce25" office:value-type="date" office:date-value="2021-04-20">
            <text:p>20</text:p>
          </table:table-cell>
          <table:table-cell table:style-name="ce25" office:value-type="date" office:date-value="2021-04-21">
            <text:p>21</text:p>
          </table:table-cell>
          <table:table-cell table:style-name="ce25" office:value-type="date" office:date-value="2021-04-22">
            <text:p>22</text:p>
          </table:table-cell>
          <table:table-cell table:style-name="ce25" office:value-type="date" office:date-value="2021-04-23">
            <text:p>23</text:p>
          </table:table-cell>
          <table:table-cell table:number-columns-repeated="16"/>
          <table:table-cell table:style-name="ce47" office:value-type="date" office:date-value="2021-01-25">
            <text:p>25</text:p>
          </table:table-cell>
          <table:table-cell table:style-name="ce58" office:value-type="date" office:date-value="2021-01-26">
            <text:p>26</text:p>
          </table:table-cell>
          <table:table-cell table:style-name="ce58" office:value-type="date" office:date-value="2021-01-27">
            <text:p>27</text:p>
          </table:table-cell>
          <table:table-cell table:style-name="ce58" office:value-type="date" office:date-value="2021-01-28">
            <text:p>28</text:p>
          </table:table-cell>
          <table:table-cell table:style-name="ce58" office:value-type="date" office:date-value="2021-01-29">
            <text:p>29</text:p>
          </table:table-cell>
          <table:table-cell table:style-name="ce75" office:value-type="date" office:date-value="2021-01-30">
            <text:p>30</text:p>
          </table:table-cell>
          <table:table-cell table:style-name="ce86" office:value-type="date" office:date-value="2021-01-31">
            <text:p>31</text:p>
          </table:table-cell>
          <table:table-cell/>
          <table:table-cell table:style-name="ce38" table:number-columns-repeated="7"/>
          <table:table-cell/>
          <table:table-cell table:style-name="ce53" office:value-type="date" office:date-value="2021-03-29">
            <text:p>29</text:p>
          </table:table-cell>
          <table:table-cell table:style-name="ce65" office:value-type="date" office:date-value="2021-03-30">
            <text:p>30</text:p>
          </table:table-cell>
          <table:table-cell table:style-name="ce69" office:value-type="date" office:date-value="2021-03-31">
            <text:p>31</text:p>
          </table:table-cell>
          <table:table-cell table:style-name="ce63"/>
          <table:table-cell table:style-name="ce66" table:number-columns-repeated="2"/>
          <table:table-cell table:style-name="ce92"/>
          <table:table-cell/>
          <table:table-cell table:style-name="ce53" office:value-type="date" office:date-value="2021-04-26">
            <text:p>26</text:p>
          </table:table-cell>
          <table:table-cell table:style-name="ce65" office:value-type="date" office:date-value="2021-04-27">
            <text:p>27</text:p>
          </table:table-cell>
          <table:table-cell table:style-name="ce65" office:value-type="date" office:date-value="2021-04-28">
            <text:p>28</text:p>
          </table:table-cell>
          <table:table-cell table:style-name="ce65" office:value-type="date" office:date-value="2021-04-29">
            <text:p>29</text:p>
          </table:table-cell>
          <table:table-cell table:style-name="ce69" office:value-type="date" office:date-value="2021-04-30">
            <text:p>30</text:p>
          </table:table-cell>
          <table:table-cell table:style-name="ce63"/>
          <table:table-cell table:style-name="ce92"/>
          <table:table-cell table:number-columns-repeated="945"/>
        </table:table-row>
        <table:table-row table:style-name="ro3">
          <table:table-cell/>
          <table:table-cell table:style-name="ce6" office:value-type="date" office:date-value="2021-01-23">
            <text:p>23</text:p>
          </table:table-cell>
          <table:table-cell table:style-name="ce16" office:value-type="date" office:date-value="2021-01-24">
            <text:p>24</text:p>
          </table:table-cell>
          <table:table-cell table:style-name="ce21" office:value-type="date" office:date-value="2021-01-25">
            <text:p>25</text:p>
          </table:table-cell>
          <table:table-cell table:style-name="ce28" office:value-type="date" office:date-value="2021-01-26">
            <text:p>26</text:p>
          </table:table-cell>
          <table:table-cell table:style-name="ce28" office:value-type="date" office:date-value="2021-01-27">
            <text:p>27</text:p>
          </table:table-cell>
          <table:table-cell table:style-name="ce28" office:value-type="date" office:date-value="2021-01-28">
            <text:p>28</text:p>
          </table:table-cell>
          <table:table-cell table:style-name="ce33" office:value-type="date" office:date-value="2021-01-29">
            <text:p>29</text:p>
          </table:table-cell>
          <table:table-cell/>
          <table:table-cell table:style-name="ce9" office:value-type="date" office:date-value="2021-02-27">
            <text:p>27</text:p>
          </table:table-cell>
          <table:table-cell table:style-name="ce9" office:value-type="date" office:date-value="2021-02-28">
            <text:p>28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Excel_20_Built-in_20_Normal"/>
          <table:table-cell table:style-name="ce9" office:value-type="date" office:date-value="2021-03-27">
            <text:p>27</text:p>
          </table:table-cell>
          <table:table-cell table:style-name="ce9" office:value-type="date" office:date-value="2021-03-28">
            <text:p>28</text:p>
          </table:table-cell>
          <table:table-cell table:style-name="ce25" office:value-type="date" office:date-value="2021-03-29">
            <text:p>29</text:p>
          </table:table-cell>
          <table:table-cell table:style-name="ce25" office:value-type="date" office:date-value="2021-03-30">
            <text:p>30</text:p>
          </table:table-cell>
          <table:table-cell table:style-name="ce25" office:value-type="date" office:date-value="2021-03-31">
            <text:p>31</text:p>
          </table:table-cell>
          <table:table-cell table:style-name="ce12" table:number-columns-spanned="2" table:number-rows-spanned="1"/>
          <table:covered-table-cell table:style-name="ce12"/>
          <table:table-cell table:style-name="Excel_20_Built-in_20_Normal"/>
          <table:table-cell table:style-name="ce9" office:value-type="date" office:date-value="2021-04-24">
            <text:p>24</text:p>
          </table:table-cell>
          <table:table-cell table:style-name="ce9" office:value-type="date" office:date-value="2021-04-25">
            <text:p>25</text:p>
          </table:table-cell>
          <table:table-cell table:style-name="ce25" office:value-type="date" office:date-value="2021-04-26">
            <text:p>26</text:p>
          </table:table-cell>
          <table:table-cell table:style-name="ce25" office:value-type="date" office:date-value="2021-04-27">
            <text:p>27</text:p>
          </table:table-cell>
          <table:table-cell table:style-name="ce25" office:value-type="date" office:date-value="2021-04-28">
            <text:p>28</text:p>
          </table:table-cell>
          <table:table-cell table:style-name="ce25" office:value-type="date" office:date-value="2021-04-29">
            <text:p>29</text:p>
          </table:table-cell>
          <table:table-cell table:style-name="ce25" office:value-type="date" office:date-value="2021-04-30">
            <text:p>30</text:p>
          </table:table-cell>
          <table:table-cell table:number-columns-repeated="16"/>
          <table:table-cell table:style-name="ce23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/>
          <table:table-cell table:style-name="ce6" office:value-type="date" office:date-value="2021-01-30">
            <text:p>30</text:p>
          </table:table-cell>
          <table:table-cell table:style-name="ce16" office:value-type="date" office:date-value="2021-01-31">
            <text:p>31</text:p>
          </table:table-cell>
          <table:table-cell table:style-name="ce22" table:number-columns-spanned="5" table:number-rows-spanned="1"/>
          <table:covered-table-cell table:number-columns-repeated="3" table:style-name="ce22"/>
          <table:covered-table-cell table:style-name="ce34"/>
          <table:table-cell table:style-name="Excel_20_Built-in_20_Normal" table:number-columns-repeated="9"/>
          <table:table-cell table:number-columns-repeated="2"/>
          <table:table-cell table:style-name="Excel_20_Built-in_20_Normal" table:number-columns-repeated="6"/>
          <table:table-cell table:number-columns-repeated="2"/>
          <table:table-cell table:style-name="Excel_20_Built-in_20_Normal" table:number-columns-repeated="5"/>
          <table:table-cell table:number-columns-repeated="16"/>
          <table:table-cell table:style-name="ce8"/>
          <table:table-cell table:style-name="ce17"/>
          <table:table-cell table:style-name="ce24" office:value-type="string" table:number-columns-spanned="3" table:number-rows-spanned="1">
            <text:p>Mai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Juin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Juillet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Août 2021</text:p>
          </table:table-cell>
          <table:covered-table-cell table:number-columns-repeated="2" table:style-name="ce29"/>
          <table:table-cell table:style-name="ce17"/>
          <table:table-cell table:style-name="ce35"/>
          <table:table-cell table:number-columns-repeated="945"/>
        </table:table-row>
        <table:table-row table:style-name="ro3">
          <table:table-cell table:style-name="ce1"/>
          <table:table-cell table:style-name="ce7" table:number-columns-repeated="2"/>
          <table:table-cell table:style-name="ce23" table:number-columns-repeated="5"/>
          <table:table-cell table:style-name="ce36" table:number-columns-repeated="9"/>
          <table:table-cell table:style-name="ce1" table:number-columns-repeated="2"/>
          <table:table-cell table:style-name="ce36" table:number-columns-repeated="6"/>
          <table:table-cell table:style-name="ce1" table:number-columns-repeated="2"/>
          <table:table-cell table:style-name="ce36" table:number-columns-repeated="5"/>
          <table:table-cell table:style-name="ce1"/>
          <table:table-cell table:number-columns-repeated="15"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Mai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Juin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Juillet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Août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number-columns-repeated="16"/>
          <table:table-cell table:style-name="ce43"/>
          <table:table-cell table:style-name="ce54" table:number-columns-repeated="3"/>
          <table:table-cell table:style-name="ce64"/>
          <table:table-cell table:style-name="ce77" office:value-type="date" office:date-value="2021-05-01">
            <text:p>1</text:p>
          </table:table-cell>
          <table:table-cell table:style-name="ce88" office:value-type="date" office:date-value="2021-05-02">
            <text:p>2</text:p>
          </table:table-cell>
          <table:table-cell/>
          <table:table-cell table:style-name="ce94"/>
          <table:table-cell table:style-name="ce67" office:value-type="date" office:date-value="2021-06-01">
            <text:p>1</text:p>
          </table:table-cell>
          <table:table-cell table:style-name="ce68" office:value-type="date" office:date-value="2021-06-02">
            <text:p>2</text:p>
          </table:table-cell>
          <table:table-cell table:style-name="ce68" office:value-type="date" office:date-value="2021-06-03">
            <text:p>3</text:p>
          </table:table-cell>
          <table:table-cell table:style-name="ce68" office:value-type="date" office:date-value="2021-06-04">
            <text:p>4</text:p>
          </table:table-cell>
          <table:table-cell table:style-name="ce81" office:value-type="date" office:date-value="2021-06-05">
            <text:p>5</text:p>
          </table:table-cell>
          <table:table-cell table:style-name="ce88" office:value-type="date" office:date-value="2021-06-06">
            <text:p>6</text:p>
          </table:table-cell>
          <table:table-cell/>
          <table:table-cell table:style-name="ce43"/>
          <table:table-cell table:style-name="ce54"/>
          <table:table-cell table:style-name="ce64"/>
          <table:table-cell table:style-name="ce67" office:value-type="date" office:date-value="2021-07-01">
            <text:p>1</text:p>
          </table:table-cell>
          <table:table-cell table:style-name="ce68" office:value-type="date" office:date-value="2021-07-02">
            <text:p>2</text:p>
          </table:table-cell>
          <table:table-cell table:style-name="ce81" office:value-type="date" office:date-value="2021-07-03">
            <text:p>3</text:p>
          </table:table-cell>
          <table:table-cell table:style-name="ce88" office:value-type="date" office:date-value="2021-07-04">
            <text:p>4</text:p>
          </table:table-cell>
          <table:table-cell/>
          <table:table-cell table:style-name="ce43"/>
          <table:table-cell table:style-name="ce54" table:number-columns-repeated="4"/>
          <table:table-cell table:style-name="ce64"/>
          <table:table-cell table:style-name="ce99" office:value-type="date" office:date-value="2021-08-01">
            <text:p>1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number-columns-repeated="16"/>
          <table:table-cell table:style-name="ce49" office:value-type="date" office:date-value="2021-05-03">
            <text:p>3</text:p>
          </table:table-cell>
          <table:table-cell table:style-name="ce60" office:value-type="date" office:date-value="2021-05-04">
            <text:p>4</text:p>
          </table:table-cell>
          <table:table-cell table:style-name="ce60" office:value-type="date" office:date-value="2021-05-05">
            <text:p>5</text:p>
          </table:table-cell>
          <table:table-cell table:style-name="ce60" office:value-type="date" office:date-value="2021-05-06">
            <text:p>6</text:p>
          </table:table-cell>
          <table:table-cell table:style-name="ce60" office:value-type="date" office:date-value="2021-05-07">
            <text:p>7</text:p>
          </table:table-cell>
          <table:table-cell table:style-name="ce78" office:value-type="date" office:date-value="2021-05-08">
            <text:p>8</text:p>
          </table:table-cell>
          <table:table-cell table:style-name="ce89" office:value-type="date" office:date-value="2021-05-09">
            <text:p>9</text:p>
          </table:table-cell>
          <table:table-cell/>
          <table:table-cell table:style-name="ce49" office:value-type="date" office:date-value="2021-06-07">
            <text:p>7</text:p>
          </table:table-cell>
          <table:table-cell table:style-name="ce60" office:value-type="date" office:date-value="2021-06-08">
            <text:p>8</text:p>
          </table:table-cell>
          <table:table-cell table:style-name="ce60" office:value-type="date" office:date-value="2021-06-09">
            <text:p>9</text:p>
          </table:table-cell>
          <table:table-cell table:style-name="ce60" office:value-type="date" office:date-value="2021-06-10">
            <text:p>10</text:p>
          </table:table-cell>
          <table:table-cell table:style-name="ce60" office:value-type="date" office:date-value="2021-06-11">
            <text:p>11</text:p>
          </table:table-cell>
          <table:table-cell table:style-name="ce78" office:value-type="date" office:date-value="2021-06-12">
            <text:p>12</text:p>
          </table:table-cell>
          <table:table-cell table:style-name="ce89" office:value-type="date" office:date-value="2021-06-13">
            <text:p>13</text:p>
          </table:table-cell>
          <table:table-cell/>
          <table:table-cell table:style-name="ce49" office:value-type="date" office:date-value="2021-07-05">
            <text:p>5</text:p>
          </table:table-cell>
          <table:table-cell table:style-name="ce60" office:value-type="date" office:date-value="2021-07-06">
            <text:p>6</text:p>
          </table:table-cell>
          <table:table-cell table:style-name="ce60" office:value-type="date" office:date-value="2021-07-07">
            <text:p>7</text:p>
          </table:table-cell>
          <table:table-cell table:style-name="ce60" office:value-type="date" office:date-value="2021-07-08">
            <text:p>8</text:p>
          </table:table-cell>
          <table:table-cell table:style-name="ce60" office:value-type="date" office:date-value="2021-07-09">
            <text:p>9</text:p>
          </table:table-cell>
          <table:table-cell table:style-name="ce78" office:value-type="date" office:date-value="2021-07-10">
            <text:p>10</text:p>
          </table:table-cell>
          <table:table-cell table:style-name="ce89" office:value-type="date" office:date-value="2021-07-11">
            <text:p>11</text:p>
          </table:table-cell>
          <table:table-cell/>
          <table:table-cell table:style-name="ce49" office:value-type="date" office:date-value="2021-08-02">
            <text:p>2</text:p>
          </table:table-cell>
          <table:table-cell table:style-name="ce60" office:value-type="date" office:date-value="2021-08-03">
            <text:p>3</text:p>
          </table:table-cell>
          <table:table-cell table:style-name="ce60" office:value-type="date" office:date-value="2021-08-04">
            <text:p>4</text:p>
          </table:table-cell>
          <table:table-cell table:style-name="ce60" office:value-type="date" office:date-value="2021-08-05">
            <text:p>5</text:p>
          </table:table-cell>
          <table:table-cell table:style-name="ce60" office:value-type="date" office:date-value="2021-08-06">
            <text:p>6</text:p>
          </table:table-cell>
          <table:table-cell table:style-name="ce78" office:value-type="date" office:date-value="2021-08-07">
            <text:p>7</text:p>
          </table:table-cell>
          <table:table-cell table:style-name="ce89" office:value-type="date" office:date-value="2021-08-08">
            <text:p>8</text:p>
          </table:table-cell>
          <table:table-cell table:number-columns-repeated="945"/>
        </table:table-row>
        <table:table-row table:style-name="ro3">
          <table:table-cell/>
          <table:table-cell table:style-name="ce9" office:value-type="date" office:date-value="2021-05-01">
            <text:p>1</text:p>
          </table:table-cell>
          <table:table-cell table:style-name="ce9" office:value-type="date" office:date-value="2021-05-02">
            <text:p>2</text:p>
          </table:table-cell>
          <table:table-cell table:style-name="ce25" office:value-type="date" office:date-value="2021-05-03">
            <text:p>3</text:p>
          </table:table-cell>
          <table:table-cell table:style-name="ce25" office:value-type="date" office:date-value="2021-05-04">
            <text:p>4</text:p>
          </table:table-cell>
          <table:table-cell table:style-name="ce25" office:value-type="date" office:date-value="2021-05-05">
            <text:p>5</text:p>
          </table:table-cell>
          <table:table-cell table:style-name="ce25" office:value-type="date" office:date-value="2021-05-06">
            <text:p>6</text:p>
          </table:table-cell>
          <table:table-cell table:style-name="ce25" office:value-type="date" office:date-value="2021-05-07">
            <text:p>7</text:p>
          </table:table-cell>
          <table:table-cell table:style-name="Excel_20_Built-in_20_Normal"/>
          <table:table-cell table:style-name="ce12" table:number-columns-spanned="3" table:number-rows-spanned="1"/>
          <table:covered-table-cell table:number-columns-repeated="2" table:style-name="ce12"/>
          <table:table-cell table:style-name="ce25" office:value-type="date" office:date-value="2021-06-01">
            <text:p>1</text:p>
          </table:table-cell>
          <table:table-cell table:style-name="ce25" office:value-type="date" office:date-value="2021-06-02">
            <text:p>2</text:p>
          </table:table-cell>
          <table:table-cell table:style-name="ce25" office:value-type="date" office:date-value="2021-06-03">
            <text:p>3</text:p>
          </table:table-cell>
          <table:table-cell table:style-name="ce25" office:value-type="date" office:date-value="2021-06-04">
            <text:p>4</text:p>
          </table:table-cell>
          <table:table-cell table:style-name="Excel_20_Built-in_20_Normal"/>
          <table:table-cell table:style-name="ce12" table:number-columns-spanned="5" table:number-rows-spanned="1"/>
          <table:covered-table-cell table:number-columns-repeated="4" table:style-name="ce12"/>
          <table:table-cell table:style-name="ce25" office:value-type="date" office:date-value="2021-07-01">
            <text:p>1</text:p>
          </table:table-cell>
          <table:table-cell table:style-name="ce25" office:value-type="date" office:date-value="2021-07-02">
            <text:p>2</text:p>
          </table:table-cell>
          <table:table-cell table:style-name="Excel_20_Built-in_20_Normal"/>
          <table:table-cell table:style-name="ce12"/>
          <table:table-cell table:style-name="ce10" office:value-type="date" office:date-value="2021-08-01">
            <text:p>1</text:p>
          </table:table-cell>
          <table:table-cell table:style-name="ce10" office:value-type="date" office:date-value="2021-08-02">
            <text:p>2</text:p>
          </table:table-cell>
          <table:table-cell table:style-name="ce10" office:value-type="date" office:date-value="2021-08-03">
            <text:p>3</text:p>
          </table:table-cell>
          <table:table-cell table:style-name="ce10" office:value-type="date" office:date-value="2021-08-04">
            <text:p>4</text:p>
          </table:table-cell>
          <table:table-cell table:style-name="ce10" office:value-type="date" office:date-value="2021-08-05">
            <text:p>5</text:p>
          </table:table-cell>
          <table:table-cell table:style-name="ce10" office:value-type="date" office:date-value="2021-08-06">
            <text:p>6</text:p>
          </table:table-cell>
          <table:table-cell table:number-columns-repeated="16"/>
          <table:table-cell table:style-name="ce50" office:value-type="date" office:date-value="2021-05-10">
            <text:p>10</text:p>
          </table:table-cell>
          <table:table-cell table:style-name="ce61" office:value-type="date" office:date-value="2021-05-11">
            <text:p>11</text:p>
          </table:table-cell>
          <table:table-cell table:style-name="ce61" office:value-type="date" office:date-value="2021-05-12">
            <text:p>12</text:p>
          </table:table-cell>
          <table:table-cell table:style-name="ce61" office:value-type="date" office:date-value="2021-05-13">
            <text:p>13</text:p>
          </table:table-cell>
          <table:table-cell table:style-name="ce61" office:value-type="date" office:date-value="2021-05-14">
            <text:p>14</text:p>
          </table:table-cell>
          <table:table-cell table:style-name="ce79" office:value-type="date" office:date-value="2021-05-15">
            <text:p>15</text:p>
          </table:table-cell>
          <table:table-cell table:style-name="ce90" office:value-type="date" office:date-value="2021-05-16">
            <text:p>16</text:p>
          </table:table-cell>
          <table:table-cell/>
          <table:table-cell table:style-name="ce50" office:value-type="date" office:date-value="2021-06-14">
            <text:p>14</text:p>
          </table:table-cell>
          <table:table-cell table:style-name="ce61" office:value-type="date" office:date-value="2021-06-15">
            <text:p>15</text:p>
          </table:table-cell>
          <table:table-cell table:style-name="ce61" office:value-type="date" office:date-value="2021-06-16">
            <text:p>16</text:p>
          </table:table-cell>
          <table:table-cell table:style-name="ce61" office:value-type="date" office:date-value="2021-06-17">
            <text:p>17</text:p>
          </table:table-cell>
          <table:table-cell table:style-name="ce61" office:value-type="date" office:date-value="2021-06-18">
            <text:p>18</text:p>
          </table:table-cell>
          <table:table-cell table:style-name="ce79" office:value-type="date" office:date-value="2021-06-19">
            <text:p>19</text:p>
          </table:table-cell>
          <table:table-cell table:style-name="ce90" office:value-type="date" office:date-value="2021-06-20">
            <text:p>20</text:p>
          </table:table-cell>
          <table:table-cell/>
          <table:table-cell table:style-name="ce50" office:value-type="date" office:date-value="2021-07-12">
            <text:p>12</text:p>
          </table:table-cell>
          <table:table-cell table:style-name="ce61" office:value-type="date" office:date-value="2021-07-13">
            <text:p>13</text:p>
          </table:table-cell>
          <table:table-cell table:style-name="ce61" office:value-type="date" office:date-value="2021-07-14">
            <text:p>14</text:p>
          </table:table-cell>
          <table:table-cell table:style-name="ce61" office:value-type="date" office:date-value="2021-07-15">
            <text:p>15</text:p>
          </table:table-cell>
          <table:table-cell table:style-name="ce61" office:value-type="date" office:date-value="2021-07-16">
            <text:p>16</text:p>
          </table:table-cell>
          <table:table-cell table:style-name="ce79" office:value-type="date" office:date-value="2021-07-17">
            <text:p>17</text:p>
          </table:table-cell>
          <table:table-cell table:style-name="ce90" office:value-type="date" office:date-value="2021-07-18">
            <text:p>18</text:p>
          </table:table-cell>
          <table:table-cell/>
          <table:table-cell table:style-name="ce50" office:value-type="date" office:date-value="2021-08-09">
            <text:p>9</text:p>
          </table:table-cell>
          <table:table-cell table:style-name="ce61" office:value-type="date" office:date-value="2021-08-10">
            <text:p>10</text:p>
          </table:table-cell>
          <table:table-cell table:style-name="ce61" office:value-type="date" office:date-value="2021-08-11">
            <text:p>11</text:p>
          </table:table-cell>
          <table:table-cell table:style-name="ce61" office:value-type="date" office:date-value="2021-08-12">
            <text:p>12</text:p>
          </table:table-cell>
          <table:table-cell table:style-name="ce61" office:value-type="date" office:date-value="2021-08-13">
            <text:p>13</text:p>
          </table:table-cell>
          <table:table-cell table:style-name="ce79" office:value-type="date" office:date-value="2021-08-14">
            <text:p>14</text:p>
          </table:table-cell>
          <table:table-cell table:style-name="ce90" office:value-type="date" office:date-value="2021-08-15">
            <text:p>15</text:p>
          </table:table-cell>
          <table:table-cell table:number-columns-repeated="945"/>
        </table:table-row>
        <table:table-row table:style-name="ro3">
          <table:table-cell/>
          <table:table-cell table:style-name="ce9" office:value-type="date" office:date-value="2021-05-08">
            <text:p>8</text:p>
          </table:table-cell>
          <table:table-cell table:style-name="ce9" office:value-type="date" office:date-value="2021-05-09">
            <text:p>9</text:p>
          </table:table-cell>
          <table:table-cell table:style-name="ce25" office:value-type="date" office:date-value="2021-05-10">
            <text:p>10</text:p>
          </table:table-cell>
          <table:table-cell table:style-name="ce25" office:value-type="date" office:date-value="2021-05-11">
            <text:p>11</text:p>
          </table:table-cell>
          <table:table-cell table:style-name="ce25" office:value-type="date" office:date-value="2021-05-12">
            <text:p>12</text:p>
          </table:table-cell>
          <table:table-cell table:style-name="ce25" office:value-type="date" office:date-value="2021-05-13">
            <text:p>13</text:p>
          </table:table-cell>
          <table:table-cell table:style-name="ce25" office:value-type="date" office:date-value="2021-05-14">
            <text:p>14</text:p>
          </table:table-cell>
          <table:table-cell table:style-name="Excel_20_Built-in_20_Normal"/>
          <table:table-cell table:style-name="ce9" office:value-type="date" office:date-value="2021-06-05">
            <text:p>5</text:p>
          </table:table-cell>
          <table:table-cell table:style-name="ce9" office:value-type="date" office:date-value="2021-06-06">
            <text:p>6</text:p>
          </table:table-cell>
          <table:table-cell table:style-name="ce25" office:value-type="date" office:date-value="2021-06-07">
            <text:p>7</text:p>
          </table:table-cell>
          <table:table-cell table:style-name="ce25" office:value-type="date" office:date-value="2021-06-08">
            <text:p>8</text:p>
          </table:table-cell>
          <table:table-cell table:style-name="ce25" office:value-type="date" office:date-value="2021-06-09">
            <text:p>9</text:p>
          </table:table-cell>
          <table:table-cell table:style-name="ce25" office:value-type="date" office:date-value="2021-06-10">
            <text:p>10</text:p>
          </table:table-cell>
          <table:table-cell table:style-name="ce25" office:value-type="date" office:date-value="2021-06-11">
            <text:p>11</text:p>
          </table:table-cell>
          <table:table-cell table:style-name="Excel_20_Built-in_20_Normal"/>
          <table:table-cell table:style-name="ce10" office:value-type="date" office:date-value="2021-07-03">
            <text:p>3</text:p>
          </table:table-cell>
          <table:table-cell table:style-name="ce10" office:value-type="date" office:date-value="2021-07-04">
            <text:p>4</text:p>
          </table:table-cell>
          <table:table-cell table:style-name="ce10" office:value-type="date" office:date-value="2021-07-05">
            <text:p>5</text:p>
          </table:table-cell>
          <table:table-cell table:style-name="ce10" office:value-type="date" office:date-value="2021-07-06">
            <text:p>6</text:p>
          </table:table-cell>
          <table:table-cell table:style-name="ce10" office:value-type="date" office:date-value="2021-07-07">
            <text:p>7</text:p>
          </table:table-cell>
          <table:table-cell table:style-name="ce10" office:value-type="date" office:date-value="2021-07-08">
            <text:p>8</text:p>
          </table:table-cell>
          <table:table-cell table:style-name="ce10" office:value-type="date" office:date-value="2021-07-09">
            <text:p>9</text:p>
          </table:table-cell>
          <table:table-cell table:style-name="Excel_20_Built-in_20_Normal"/>
          <table:table-cell table:style-name="ce9" office:value-type="date" office:date-value="2021-08-07">
            <text:p>7</text:p>
          </table:table-cell>
          <table:table-cell table:style-name="ce9" office:value-type="date" office:date-value="2021-08-08">
            <text:p>8</text:p>
          </table:table-cell>
          <table:table-cell table:style-name="ce25" office:value-type="date" office:date-value="2021-08-09">
            <text:p>9</text:p>
          </table:table-cell>
          <table:table-cell table:style-name="ce25" office:value-type="date" office:date-value="2021-08-10">
            <text:p>10</text:p>
          </table:table-cell>
          <table:table-cell table:style-name="ce25" office:value-type="date" office:date-value="2021-08-11">
            <text:p>11</text:p>
          </table:table-cell>
          <table:table-cell table:style-name="ce25" office:value-type="date" office:date-value="2021-08-12">
            <text:p>12</text:p>
          </table:table-cell>
          <table:table-cell table:style-name="ce25" office:value-type="date" office:date-value="2021-08-13">
            <text:p>13</text:p>
          </table:table-cell>
          <table:table-cell table:number-columns-repeated="16"/>
          <table:table-cell table:style-name="ce50" office:value-type="date" office:date-value="2021-05-17">
            <text:p>17</text:p>
          </table:table-cell>
          <table:table-cell table:style-name="ce61" office:value-type="date" office:date-value="2021-05-18">
            <text:p>18</text:p>
          </table:table-cell>
          <table:table-cell table:style-name="ce61" office:value-type="date" office:date-value="2021-05-19">
            <text:p>19</text:p>
          </table:table-cell>
          <table:table-cell table:style-name="ce61" office:value-type="date" office:date-value="2021-05-20">
            <text:p>20</text:p>
          </table:table-cell>
          <table:table-cell table:style-name="ce61" office:value-type="date" office:date-value="2021-05-21">
            <text:p>21</text:p>
          </table:table-cell>
          <table:table-cell table:style-name="ce79" office:value-type="date" office:date-value="2021-05-22">
            <text:p>22</text:p>
          </table:table-cell>
          <table:table-cell table:style-name="ce90" office:value-type="date" office:date-value="2021-05-23">
            <text:p>23</text:p>
          </table:table-cell>
          <table:table-cell/>
          <table:table-cell table:style-name="ce51" office:value-type="date" office:date-value="2021-06-21">
            <text:p>21</text:p>
          </table:table-cell>
          <table:table-cell table:style-name="ce62" office:value-type="date" office:date-value="2021-06-22">
            <text:p>22</text:p>
          </table:table-cell>
          <table:table-cell table:style-name="ce62" office:value-type="date" office:date-value="2021-06-23">
            <text:p>23</text:p>
          </table:table-cell>
          <table:table-cell table:style-name="ce62" office:value-type="date" office:date-value="2021-06-24">
            <text:p>24</text:p>
          </table:table-cell>
          <table:table-cell table:style-name="ce62" office:value-type="date" office:date-value="2021-06-25">
            <text:p>25</text:p>
          </table:table-cell>
          <table:table-cell table:style-name="ce80" office:value-type="date" office:date-value="2021-06-26">
            <text:p>26</text:p>
          </table:table-cell>
          <table:table-cell table:style-name="ce91" office:value-type="date" office:date-value="2021-06-27">
            <text:p>27</text:p>
          </table:table-cell>
          <table:table-cell/>
          <table:table-cell table:style-name="ce51" office:value-type="date" office:date-value="2021-07-19">
            <text:p>19</text:p>
          </table:table-cell>
          <table:table-cell table:style-name="ce62" office:value-type="date" office:date-value="2021-07-20">
            <text:p>20</text:p>
          </table:table-cell>
          <table:table-cell table:style-name="ce62" office:value-type="date" office:date-value="2021-07-21">
            <text:p>21</text:p>
          </table:table-cell>
          <table:table-cell table:style-name="ce62" office:value-type="date" office:date-value="2021-07-22">
            <text:p>22</text:p>
          </table:table-cell>
          <table:table-cell table:style-name="ce62" office:value-type="date" office:date-value="2021-07-23">
            <text:p>23</text:p>
          </table:table-cell>
          <table:table-cell table:style-name="ce80" office:value-type="date" office:date-value="2021-07-24">
            <text:p>24</text:p>
          </table:table-cell>
          <table:table-cell table:style-name="ce91" office:value-type="date" office:date-value="2021-07-25">
            <text:p>25</text:p>
          </table:table-cell>
          <table:table-cell/>
          <table:table-cell table:style-name="ce50" office:value-type="date" office:date-value="2021-08-16">
            <text:p>16</text:p>
          </table:table-cell>
          <table:table-cell table:style-name="ce61" office:value-type="date" office:date-value="2021-08-17">
            <text:p>17</text:p>
          </table:table-cell>
          <table:table-cell table:style-name="ce61" office:value-type="date" office:date-value="2021-08-18">
            <text:p>18</text:p>
          </table:table-cell>
          <table:table-cell table:style-name="ce61" office:value-type="date" office:date-value="2021-08-19">
            <text:p>19</text:p>
          </table:table-cell>
          <table:table-cell table:style-name="ce61" office:value-type="date" office:date-value="2021-08-20">
            <text:p>20</text:p>
          </table:table-cell>
          <table:table-cell table:style-name="ce79" office:value-type="date" office:date-value="2021-08-21">
            <text:p>21</text:p>
          </table:table-cell>
          <table:table-cell table:style-name="ce90" office:value-type="date" office:date-value="2021-08-22">
            <text:p>22</text:p>
          </table:table-cell>
          <table:table-cell table:number-columns-repeated="945"/>
        </table:table-row>
        <table:table-row table:style-name="ro3">
          <table:table-cell/>
          <table:table-cell table:style-name="ce9" office:value-type="date" office:date-value="2021-05-15">
            <text:p>15</text:p>
          </table:table-cell>
          <table:table-cell table:style-name="ce9" office:value-type="date" office:date-value="2021-05-16">
            <text:p>16</text:p>
          </table:table-cell>
          <table:table-cell table:style-name="ce25" office:value-type="date" office:date-value="2021-05-17">
            <text:p>17</text:p>
          </table:table-cell>
          <table:table-cell table:style-name="ce25" office:value-type="date" office:date-value="2021-05-18">
            <text:p>18</text:p>
          </table:table-cell>
          <table:table-cell table:style-name="ce25" office:value-type="date" office:date-value="2021-05-19">
            <text:p>19</text:p>
          </table:table-cell>
          <table:table-cell table:style-name="ce25" office:value-type="date" office:date-value="2021-05-20">
            <text:p>20</text:p>
          </table:table-cell>
          <table:table-cell table:style-name="ce25" office:value-type="date" office:date-value="2021-05-21">
            <text:p>21</text:p>
          </table:table-cell>
          <table:table-cell table:style-name="Excel_20_Built-in_20_Normal"/>
          <table:table-cell table:style-name="ce10" office:value-type="date" office:date-value="2021-06-12">
            <text:p>12</text:p>
          </table:table-cell>
          <table:table-cell table:style-name="ce10" office:value-type="date" office:date-value="2021-06-13">
            <text:p>13</text:p>
          </table:table-cell>
          <table:table-cell table:style-name="ce10" office:value-type="date" office:date-value="2021-06-14">
            <text:p>14</text:p>
          </table:table-cell>
          <table:table-cell table:style-name="ce10" office:value-type="date" office:date-value="2021-06-15">
            <text:p>15</text:p>
          </table:table-cell>
          <table:table-cell table:style-name="ce10" office:value-type="date" office:date-value="2021-06-16">
            <text:p>16</text:p>
          </table:table-cell>
          <table:table-cell table:style-name="ce10" office:value-type="date" office:date-value="2021-06-17">
            <text:p>17</text:p>
          </table:table-cell>
          <table:table-cell table:style-name="ce10" office:value-type="date" office:date-value="2021-06-18">
            <text:p>18</text:p>
          </table:table-cell>
          <table:table-cell table:style-name="Excel_20_Built-in_20_Normal"/>
          <table:table-cell table:style-name="ce10" office:value-type="date" office:date-value="2021-07-10">
            <text:p>10</text:p>
          </table:table-cell>
          <table:table-cell table:style-name="ce10" office:value-type="date" office:date-value="2021-07-11">
            <text:p>11</text:p>
          </table:table-cell>
          <table:table-cell table:style-name="ce10" office:value-type="date" office:date-value="2021-07-12">
            <text:p>12</text:p>
          </table:table-cell>
          <table:table-cell table:style-name="ce10" office:value-type="date" office:date-value="2021-07-13">
            <text:p>13</text:p>
          </table:table-cell>
          <table:table-cell table:style-name="ce10" office:value-type="date" office:date-value="2021-07-14">
            <text:p>14</text:p>
          </table:table-cell>
          <table:table-cell table:style-name="ce10" office:value-type="date" office:date-value="2021-07-15">
            <text:p>15</text:p>
          </table:table-cell>
          <table:table-cell table:style-name="ce10" office:value-type="date" office:date-value="2021-07-16">
            <text:p>16</text:p>
          </table:table-cell>
          <table:table-cell table:style-name="Excel_20_Built-in_20_Normal"/>
          <table:table-cell table:style-name="ce9" office:value-type="date" office:date-value="2021-08-14">
            <text:p>14</text:p>
          </table:table-cell>
          <table:table-cell table:style-name="ce9" office:value-type="date" office:date-value="2021-08-15">
            <text:p>15</text:p>
          </table:table-cell>
          <table:table-cell table:style-name="ce25" office:value-type="date" office:date-value="2021-08-16">
            <text:p>16</text:p>
          </table:table-cell>
          <table:table-cell table:style-name="ce25" office:value-type="date" office:date-value="2021-08-17">
            <text:p>17</text:p>
          </table:table-cell>
          <table:table-cell table:style-name="ce25" office:value-type="date" office:date-value="2021-08-18">
            <text:p>18</text:p>
          </table:table-cell>
          <table:table-cell table:style-name="ce25" office:value-type="date" office:date-value="2021-08-19">
            <text:p>19</text:p>
          </table:table-cell>
          <table:table-cell table:style-name="ce25" office:value-type="date" office:date-value="2021-08-20">
            <text:p>20</text:p>
          </table:table-cell>
          <table:table-cell table:number-columns-repeated="16"/>
          <table:table-cell table:style-name="ce51" office:value-type="date" office:date-value="2021-05-24">
            <text:p>24</text:p>
          </table:table-cell>
          <table:table-cell table:style-name="ce62" office:value-type="date" office:date-value="2021-05-25">
            <text:p>25</text:p>
          </table:table-cell>
          <table:table-cell table:style-name="ce62" office:value-type="date" office:date-value="2021-05-26">
            <text:p>26</text:p>
          </table:table-cell>
          <table:table-cell table:style-name="ce62" office:value-type="date" office:date-value="2021-05-27">
            <text:p>27</text:p>
          </table:table-cell>
          <table:table-cell table:style-name="ce62" office:value-type="date" office:date-value="2021-05-28">
            <text:p>28</text:p>
          </table:table-cell>
          <table:table-cell table:style-name="ce80" office:value-type="date" office:date-value="2021-05-29">
            <text:p>29</text:p>
          </table:table-cell>
          <table:table-cell table:style-name="ce91" office:value-type="date" office:date-value="2021-05-30">
            <text:p>30</text:p>
          </table:table-cell>
          <table:table-cell/>
          <table:table-cell table:style-name="ce53" office:value-type="date" office:date-value="2021-06-28">
            <text:p>28</text:p>
          </table:table-cell>
          <table:table-cell table:style-name="ce65" office:value-type="date" office:date-value="2021-06-29">
            <text:p>29</text:p>
          </table:table-cell>
          <table:table-cell table:style-name="ce69" office:value-type="date" office:date-value="2021-06-30">
            <text:p>30</text:p>
          </table:table-cell>
          <table:table-cell table:style-name="ce63"/>
          <table:table-cell table:style-name="ce66" table:number-columns-repeated="2"/>
          <table:table-cell table:style-name="ce92"/>
          <table:table-cell/>
          <table:table-cell table:style-name="ce53" office:value-type="date" office:date-value="2021-07-26">
            <text:p>26</text:p>
          </table:table-cell>
          <table:table-cell table:style-name="ce65" office:value-type="date" office:date-value="2021-07-27">
            <text:p>27</text:p>
          </table:table-cell>
          <table:table-cell table:style-name="ce65" office:value-type="date" office:date-value="2021-07-28">
            <text:p>28</text:p>
          </table:table-cell>
          <table:table-cell table:style-name="ce65" office:value-type="date" office:date-value="2021-07-29">
            <text:p>29</text:p>
          </table:table-cell>
          <table:table-cell table:style-name="ce65" office:value-type="date" office:date-value="2021-07-30">
            <text:p>30</text:p>
          </table:table-cell>
          <table:table-cell table:style-name="ce97" office:value-type="date" office:date-value="2021-07-31">
            <text:p>31</text:p>
          </table:table-cell>
          <table:table-cell table:style-name="ce98"/>
          <table:table-cell/>
          <table:table-cell table:style-name="ce51" office:value-type="date" office:date-value="2021-08-23">
            <text:p>23</text:p>
          </table:table-cell>
          <table:table-cell table:style-name="ce62" office:value-type="date" office:date-value="2021-08-24">
            <text:p>24</text:p>
          </table:table-cell>
          <table:table-cell table:style-name="ce62" office:value-type="date" office:date-value="2021-08-25">
            <text:p>25</text:p>
          </table:table-cell>
          <table:table-cell table:style-name="ce62" office:value-type="date" office:date-value="2021-08-26">
            <text:p>26</text:p>
          </table:table-cell>
          <table:table-cell table:style-name="ce62" office:value-type="date" office:date-value="2021-08-27">
            <text:p>27</text:p>
          </table:table-cell>
          <table:table-cell table:style-name="ce80" office:value-type="date" office:date-value="2021-08-28">
            <text:p>28</text:p>
          </table:table-cell>
          <table:table-cell table:style-name="ce91" office:value-type="date" office:date-value="2021-08-29">
            <text:p>29</text:p>
          </table:table-cell>
          <table:table-cell table:number-columns-repeated="945"/>
        </table:table-row>
        <table:table-row table:style-name="ro3">
          <table:table-cell/>
          <table:table-cell table:style-name="ce10" office:value-type="date" office:date-value="2021-05-22">
            <text:p>22</text:p>
          </table:table-cell>
          <table:table-cell table:style-name="ce10" office:value-type="date" office:date-value="2021-05-23">
            <text:p>23</text:p>
          </table:table-cell>
          <table:table-cell table:style-name="ce10" office:value-type="date" office:date-value="2021-05-24">
            <text:p>24</text:p>
          </table:table-cell>
          <table:table-cell table:style-name="ce10" office:value-type="date" office:date-value="2021-05-25">
            <text:p>25</text:p>
          </table:table-cell>
          <table:table-cell table:style-name="ce10" office:value-type="date" office:date-value="2021-05-26">
            <text:p>26</text:p>
          </table:table-cell>
          <table:table-cell table:style-name="ce10" office:value-type="date" office:date-value="2021-05-27">
            <text:p>27</text:p>
          </table:table-cell>
          <table:table-cell table:style-name="ce10" office:value-type="date" office:date-value="2021-05-28">
            <text:p>28</text:p>
          </table:table-cell>
          <table:table-cell table:style-name="Excel_20_Built-in_20_Normal"/>
          <table:table-cell table:style-name="ce9" office:value-type="date" office:date-value="2021-06-19">
            <text:p>19</text:p>
          </table:table-cell>
          <table:table-cell table:style-name="ce9" office:value-type="date" office:date-value="2021-06-20">
            <text:p>20</text:p>
          </table:table-cell>
          <table:table-cell table:style-name="ce25" office:value-type="date" office:date-value="2021-06-21">
            <text:p>21</text:p>
          </table:table-cell>
          <table:table-cell table:style-name="ce25" office:value-type="date" office:date-value="2021-06-22">
            <text:p>22</text:p>
          </table:table-cell>
          <table:table-cell table:style-name="ce25" office:value-type="date" office:date-value="2021-06-23">
            <text:p>23</text:p>
          </table:table-cell>
          <table:table-cell table:style-name="ce25" office:value-type="date" office:date-value="2021-06-24">
            <text:p>24</text:p>
          </table:table-cell>
          <table:table-cell table:style-name="ce25" office:value-type="date" office:date-value="2021-06-25">
            <text:p>25</text:p>
          </table:table-cell>
          <table:table-cell table:style-name="Excel_20_Built-in_20_Normal"/>
          <table:table-cell table:style-name="ce9" office:value-type="date" office:date-value="2021-07-17">
            <text:p>17</text:p>
          </table:table-cell>
          <table:table-cell table:style-name="ce9" office:value-type="date" office:date-value="2021-07-18">
            <text:p>18</text:p>
          </table:table-cell>
          <table:table-cell table:style-name="ce25" office:value-type="date" office:date-value="2021-07-19">
            <text:p>19</text:p>
          </table:table-cell>
          <table:table-cell table:style-name="ce25" office:value-type="date" office:date-value="2021-07-20">
            <text:p>20</text:p>
          </table:table-cell>
          <table:table-cell table:style-name="ce25" office:value-type="date" office:date-value="2021-07-21">
            <text:p>21</text:p>
          </table:table-cell>
          <table:table-cell table:style-name="ce25" office:value-type="date" office:date-value="2021-07-22">
            <text:p>22</text:p>
          </table:table-cell>
          <table:table-cell table:style-name="ce25" office:value-type="date" office:date-value="2021-07-23">
            <text:p>23</text:p>
          </table:table-cell>
          <table:table-cell table:style-name="Excel_20_Built-in_20_Normal"/>
          <table:table-cell table:style-name="ce10" office:value-type="date" office:date-value="2021-08-21">
            <text:p>21</text:p>
          </table:table-cell>
          <table:table-cell table:style-name="ce10" office:value-type="date" office:date-value="2021-08-22">
            <text:p>22</text:p>
          </table:table-cell>
          <table:table-cell table:style-name="ce10" office:value-type="date" office:date-value="2021-08-23">
            <text:p>23</text:p>
          </table:table-cell>
          <table:table-cell table:style-name="ce10" office:value-type="date" office:date-value="2021-08-24">
            <text:p>24</text:p>
          </table:table-cell>
          <table:table-cell table:style-name="ce10" office:value-type="date" office:date-value="2021-08-25">
            <text:p>25</text:p>
          </table:table-cell>
          <table:table-cell table:style-name="ce10" office:value-type="date" office:date-value="2021-08-26">
            <text:p>26</text:p>
          </table:table-cell>
          <table:table-cell table:style-name="ce10" office:value-type="date" office:date-value="2021-08-27">
            <text:p>27</text:p>
          </table:table-cell>
          <table:table-cell table:number-columns-repeated="16"/>
          <table:table-cell table:style-name="ce52" office:value-type="date" office:date-value="2021-05-31">
            <text:p>31</text:p>
          </table:table-cell>
          <table:table-cell table:style-name="ce63"/>
          <table:table-cell table:style-name="ce66" table:number-columns-repeated="4"/>
          <table:table-cell table:style-name="ce92"/>
          <table:table-cell/>
          <table:table-cell table:style-name="ce38" table:number-columns-repeated="7"/>
          <table:table-cell/>
          <table:table-cell table:style-name="Excel_20_Built-in_20_Normal" table:number-columns-repeated="7"/>
          <table:table-cell/>
          <table:table-cell table:style-name="ce53" office:value-type="date" office:date-value="2021-08-30">
            <text:p>30</text:p>
          </table:table-cell>
          <table:table-cell table:style-name="ce69" office:value-type="date" office:date-value="2021-08-31">
            <text:p>31</text:p>
          </table:table-cell>
          <table:table-cell table:style-name="ce63"/>
          <table:table-cell table:style-name="ce66" table:number-columns-repeated="3"/>
          <table:table-cell table:style-name="ce92"/>
          <table:table-cell table:number-columns-repeated="945"/>
        </table:table-row>
        <table:table-row table:style-name="ro3">
          <table:table-cell/>
          <table:table-cell table:style-name="ce9" office:value-type="date" office:date-value="2021-05-29">
            <text:p>29</text:p>
          </table:table-cell>
          <table:table-cell table:style-name="ce9" office:value-type="date" office:date-value="2021-05-30">
            <text:p>30</text:p>
          </table:table-cell>
          <table:table-cell table:style-name="ce25" office:value-type="date" office:date-value="2021-05-31">
            <text:p>31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Excel_20_Built-in_20_Normal"/>
          <table:table-cell table:style-name="ce9" office:value-type="date" office:date-value="2021-06-26">
            <text:p>26</text:p>
          </table:table-cell>
          <table:table-cell table:style-name="ce9" office:value-type="date" office:date-value="2021-06-27">
            <text:p>27</text:p>
          </table:table-cell>
          <table:table-cell table:style-name="ce25" office:value-type="date" office:date-value="2021-06-28">
            <text:p>28</text:p>
          </table:table-cell>
          <table:table-cell table:style-name="ce25" office:value-type="date" office:date-value="2021-06-29">
            <text:p>29</text:p>
          </table:table-cell>
          <table:table-cell table:style-name="ce25" office:value-type="date" office:date-value="2021-06-30">
            <text:p>30</text:p>
          </table:table-cell>
          <table:table-cell table:style-name="ce12" table:number-columns-spanned="2" table:number-rows-spanned="1"/>
          <table:covered-table-cell table:style-name="ce12"/>
          <table:table-cell table:style-name="Excel_20_Built-in_20_Normal"/>
          <table:table-cell table:style-name="ce10" office:value-type="date" office:date-value="2021-07-24">
            <text:p>24</text:p>
          </table:table-cell>
          <table:table-cell table:style-name="ce10" office:value-type="date" office:date-value="2021-07-25">
            <text:p>25</text:p>
          </table:table-cell>
          <table:table-cell table:style-name="ce10" office:value-type="date" office:date-value="2021-07-26">
            <text:p>26</text:p>
          </table:table-cell>
          <table:table-cell table:style-name="ce10" office:value-type="date" office:date-value="2021-07-27">
            <text:p>27</text:p>
          </table:table-cell>
          <table:table-cell table:style-name="ce10" office:value-type="date" office:date-value="2021-07-28">
            <text:p>28</text:p>
          </table:table-cell>
          <table:table-cell table:style-name="ce10" office:value-type="date" office:date-value="2021-07-29">
            <text:p>29</text:p>
          </table:table-cell>
          <table:table-cell table:style-name="ce10" office:value-type="date" office:date-value="2021-07-30">
            <text:p>30</text:p>
          </table:table-cell>
          <table:table-cell table:style-name="Excel_20_Built-in_20_Normal"/>
          <table:table-cell table:style-name="ce9" office:value-type="date" office:date-value="2021-08-28">
            <text:p>28</text:p>
          </table:table-cell>
          <table:table-cell table:style-name="ce9" office:value-type="date" office:date-value="2021-08-29">
            <text:p>29</text:p>
          </table:table-cell>
          <table:table-cell table:style-name="ce25" office:value-type="date" office:date-value="2021-08-30">
            <text:p>30</text:p>
          </table:table-cell>
          <table:table-cell table:style-name="ce25" office:value-type="date" office:date-value="2021-08-31">
            <text:p>31</text:p>
          </table:table-cell>
          <table:table-cell table:style-name="ce12" table:number-columns-spanned="3" table:number-rows-spanned="1"/>
          <table:covered-table-cell table:number-columns-repeated="2" table:style-name="ce12"/>
          <table:table-cell table:number-columns-repeated="32"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8"/>
          <table:table-cell table:style-name="Excel_20_Built-in_20_Normal"/>
          <table:table-cell table:number-columns-repeated="2"/>
          <table:table-cell table:style-name="ce38" table:number-columns-repeated="5"/>
          <table:table-cell table:style-name="Excel_20_Built-in_20_Normal"/>
          <table:table-cell table:style-name="ce10" office:value-type="date" office:date-value="2021-07-31">
            <text:p>31</text:p>
          </table:table-cell>
          <table:table-cell table:style-name="ce39" table:number-columns-spanned="6" table:number-rows-spanned="1"/>
          <table:covered-table-cell table:style-name="ce39"/>
          <table:covered-table-cell table:number-columns-repeated="4" table:style-name="ce41"/>
          <table:table-cell table:style-name="ce36"/>
          <table:table-cell table:style-name="ce11" table:number-columns-repeated="2"/>
          <table:table-cell table:style-name="ce1"/>
          <table:table-cell table:number-columns-repeated="20"/>
          <table:table-cell table:style-name="ce8"/>
          <table:table-cell table:style-name="ce17"/>
          <table:table-cell table:style-name="ce24" office:value-type="string" table:number-columns-spanned="3" table:number-rows-spanned="1">
            <text:p>Septembre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Octobre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Novembre 2021</text:p>
          </table:table-cell>
          <table:covered-table-cell table:number-columns-repeated="2" table:style-name="ce29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Décembre 2021</text:p>
          </table:table-cell>
          <table:covered-table-cell table:number-columns-repeated="2" table:style-name="ce29"/>
          <table:table-cell table:style-name="ce17"/>
          <table:table-cell table:style-name="ce35"/>
          <table:table-cell table:number-columns-repeated="945"/>
        </table:table-row>
        <table:table-row table:style-name="ro3">
          <table:table-cell/>
          <table:table-cell table:style-name="ce11" table:number-columns-repeated="2"/>
          <table:table-cell table:style-name="ce1"/>
          <table:table-cell table:number-columns-repeated="4"/>
          <table:table-cell table:style-name="Excel_20_Built-in_20_Normal"/>
          <table:table-cell table:number-columns-repeated="7"/>
          <table:table-cell table:style-name="Excel_20_Built-in_20_Normal" table:number-columns-repeated="16"/>
          <table:table-cell table:number-columns-repeated="16"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Septembre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Octobre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Novembre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Décembre 2021</text:p>
          </table:table-cell>
          <table:covered-table-cell table:style-name="ce17"/>
          <table:covered-table-cell table:style-name="ce24"/>
          <table:covered-table-cell table:number-columns-repeated="2" table:style-name="ce29"/>
          <table:covered-table-cell table:style-name="ce17"/>
          <table:covered-table-cell table:style-name="ce35"/>
          <table:table-cell table:number-columns-repeated="16"/>
          <table:table-cell table:style-name="ce43"/>
          <table:table-cell table:style-name="ce64"/>
          <table:table-cell table:style-name="ce67" office:value-type="date" office:date-value="2021-09-01">
            <text:p>1</text:p>
          </table:table-cell>
          <table:table-cell table:style-name="ce68" office:value-type="date" office:date-value="2021-09-02">
            <text:p>2</text:p>
          </table:table-cell>
          <table:table-cell table:style-name="ce68" office:value-type="date" office:date-value="2021-09-03">
            <text:p>3</text:p>
          </table:table-cell>
          <table:table-cell table:style-name="ce81" office:value-type="date" office:date-value="2021-09-04">
            <text:p>4</text:p>
          </table:table-cell>
          <table:table-cell table:style-name="ce88" office:value-type="date" office:date-value="2021-09-05">
            <text:p>5</text:p>
          </table:table-cell>
          <table:table-cell/>
          <table:table-cell table:style-name="ce43"/>
          <table:table-cell table:style-name="ce54" table:number-columns-repeated="2"/>
          <table:table-cell table:style-name="ce64"/>
          <table:table-cell table:style-name="ce67" office:value-type="date" office:date-value="2021-10-01">
            <text:p>1</text:p>
          </table:table-cell>
          <table:table-cell table:style-name="ce81" office:value-type="date" office:date-value="2021-10-02">
            <text:p>2</text:p>
          </table:table-cell>
          <table:table-cell table:style-name="ce88" office:value-type="date" office:date-value="2021-10-03">
            <text:p>3</text:p>
          </table:table-cell>
          <table:table-cell/>
          <table:table-cell table:style-name="ce93" office:value-type="date" office:date-value="2021-11-01">
            <text:p>1</text:p>
          </table:table-cell>
          <table:table-cell table:style-name="ce68" office:value-type="date" office:date-value="2021-11-02">
            <text:p>2</text:p>
          </table:table-cell>
          <table:table-cell table:style-name="ce68" office:value-type="date" office:date-value="2021-11-03">
            <text:p>3</text:p>
          </table:table-cell>
          <table:table-cell table:style-name="ce68" office:value-type="date" office:date-value="2021-11-04">
            <text:p>4</text:p>
          </table:table-cell>
          <table:table-cell table:style-name="ce68" office:value-type="date" office:date-value="2021-11-05">
            <text:p>5</text:p>
          </table:table-cell>
          <table:table-cell table:style-name="ce81" office:value-type="date" office:date-value="2021-11-06">
            <text:p>6</text:p>
          </table:table-cell>
          <table:table-cell table:style-name="ce88" office:value-type="date" office:date-value="2021-11-07">
            <text:p>7</text:p>
          </table:table-cell>
          <table:table-cell/>
          <table:table-cell table:style-name="ce43"/>
          <table:table-cell table:style-name="ce64"/>
          <table:table-cell table:style-name="ce67" office:value-type="date" office:date-value="2021-12-01">
            <text:p>1</text:p>
          </table:table-cell>
          <table:table-cell table:style-name="ce68" office:value-type="date" office:date-value="2021-12-02">
            <text:p>2</text:p>
          </table:table-cell>
          <table:table-cell table:style-name="ce68" office:value-type="date" office:date-value="2021-12-03">
            <text:p>3</text:p>
          </table:table-cell>
          <table:table-cell table:style-name="ce81" office:value-type="date" office:date-value="2021-12-04">
            <text:p>4</text:p>
          </table:table-cell>
          <table:table-cell table:style-name="ce88" office:value-type="date" office:date-value="2021-12-05">
            <text:p>5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7" office:value-type="string">
            <text:p>Ma</text:p>
          </table:table-cell>
          <table:table-cell table:style-name="ce27" office:value-type="string">
            <text:p>Me</text:p>
          </table:table-cell>
          <table:table-cell table:style-name="ce27" office:value-type="string">
            <text:p>Je</text:p>
          </table:table-cell>
          <table:table-cell table:style-name="ce27" office:value-type="string">
            <text:p>Ve</text:p>
          </table:table-cell>
          <table:table-cell table:number-columns-repeated="16"/>
          <table:table-cell table:style-name="ce49" office:value-type="date" office:date-value="2021-09-06">
            <text:p>6</text:p>
          </table:table-cell>
          <table:table-cell table:style-name="ce60" office:value-type="date" office:date-value="2021-09-07">
            <text:p>7</text:p>
          </table:table-cell>
          <table:table-cell table:style-name="ce60" office:value-type="date" office:date-value="2021-09-08">
            <text:p>8</text:p>
          </table:table-cell>
          <table:table-cell table:style-name="ce60" office:value-type="date" office:date-value="2021-09-09">
            <text:p>9</text:p>
          </table:table-cell>
          <table:table-cell table:style-name="ce60" office:value-type="date" office:date-value="2021-09-10">
            <text:p>10</text:p>
          </table:table-cell>
          <table:table-cell table:style-name="ce78" office:value-type="date" office:date-value="2021-09-11">
            <text:p>11</text:p>
          </table:table-cell>
          <table:table-cell table:style-name="ce89" office:value-type="date" office:date-value="2021-09-12">
            <text:p>12</text:p>
          </table:table-cell>
          <table:table-cell/>
          <table:table-cell table:style-name="ce49" office:value-type="date" office:date-value="2021-10-04">
            <text:p>4</text:p>
          </table:table-cell>
          <table:table-cell table:style-name="ce60" office:value-type="date" office:date-value="2021-10-05">
            <text:p>5</text:p>
          </table:table-cell>
          <table:table-cell table:style-name="ce60" office:value-type="date" office:date-value="2021-10-06">
            <text:p>6</text:p>
          </table:table-cell>
          <table:table-cell table:style-name="ce60" office:value-type="date" office:date-value="2021-10-07">
            <text:p>7</text:p>
          </table:table-cell>
          <table:table-cell table:style-name="ce60" office:value-type="date" office:date-value="2021-10-08">
            <text:p>8</text:p>
          </table:table-cell>
          <table:table-cell table:style-name="ce78" office:value-type="date" office:date-value="2021-10-09">
            <text:p>9</text:p>
          </table:table-cell>
          <table:table-cell table:style-name="ce89" office:value-type="date" office:date-value="2021-10-10">
            <text:p>10</text:p>
          </table:table-cell>
          <table:table-cell/>
          <table:table-cell table:style-name="ce49" office:value-type="date" office:date-value="2021-11-08">
            <text:p>8</text:p>
          </table:table-cell>
          <table:table-cell table:style-name="ce60" office:value-type="date" office:date-value="2021-11-09">
            <text:p>9</text:p>
          </table:table-cell>
          <table:table-cell table:style-name="ce60" office:value-type="date" office:date-value="2021-11-10">
            <text:p>10</text:p>
          </table:table-cell>
          <table:table-cell table:style-name="ce60" office:value-type="date" office:date-value="2021-11-11">
            <text:p>11</text:p>
          </table:table-cell>
          <table:table-cell table:style-name="ce60" office:value-type="date" office:date-value="2021-11-12">
            <text:p>12</text:p>
          </table:table-cell>
          <table:table-cell table:style-name="ce78" office:value-type="date" office:date-value="2021-11-13">
            <text:p>13</text:p>
          </table:table-cell>
          <table:table-cell table:style-name="ce89" office:value-type="date" office:date-value="2021-11-14">
            <text:p>14</text:p>
          </table:table-cell>
          <table:table-cell/>
          <table:table-cell table:style-name="ce49" office:value-type="date" office:date-value="2021-12-06">
            <text:p>6</text:p>
          </table:table-cell>
          <table:table-cell table:style-name="ce60" office:value-type="date" office:date-value="2021-12-07">
            <text:p>7</text:p>
          </table:table-cell>
          <table:table-cell table:style-name="ce60" office:value-type="date" office:date-value="2021-12-08">
            <text:p>8</text:p>
          </table:table-cell>
          <table:table-cell table:style-name="ce60" office:value-type="date" office:date-value="2021-12-09">
            <text:p>9</text:p>
          </table:table-cell>
          <table:table-cell table:style-name="ce60" office:value-type="date" office:date-value="2021-12-10">
            <text:p>10</text:p>
          </table:table-cell>
          <table:table-cell table:style-name="ce78" office:value-type="date" office:date-value="2021-12-11">
            <text:p>11</text:p>
          </table:table-cell>
          <table:table-cell table:style-name="ce89" office:value-type="date" office:date-value="2021-12-12">
            <text:p>12</text:p>
          </table:table-cell>
          <table:table-cell table:number-columns-repeated="945"/>
        </table:table-row>
        <table:table-row table:style-name="ro3">
          <table:table-cell/>
          <table:table-cell table:style-name="ce12" table:number-columns-spanned="4" table:number-rows-spanned="1"/>
          <table:covered-table-cell table:number-columns-repeated="3" table:style-name="ce12"/>
          <table:table-cell table:style-name="ce25" office:value-type="date" office:date-value="2021-09-01">
            <text:p>1</text:p>
          </table:table-cell>
          <table:table-cell table:style-name="ce25" office:value-type="date" office:date-value="2021-09-02">
            <text:p>2</text:p>
          </table:table-cell>
          <table:table-cell table:style-name="ce25" office:value-type="date" office:date-value="2021-09-03">
            <text:p>3</text:p>
          </table:table-cell>
          <table:table-cell table:style-name="Excel_20_Built-in_20_Normal"/>
          <table:table-cell table:style-name="ce12" table:number-columns-spanned="6" table:number-rows-spanned="1"/>
          <table:covered-table-cell table:number-columns-repeated="5" table:style-name="ce12"/>
          <table:table-cell table:style-name="ce25" office:value-type="date" office:date-value="2021-10-01">
            <text:p>1</text:p>
          </table:table-cell>
          <table:table-cell table:style-name="Excel_20_Built-in_20_Normal"/>
          <table:table-cell table:style-name="ce12" table:number-columns-spanned="2" table:number-rows-spanned="1"/>
          <table:covered-table-cell table:style-name="ce12"/>
          <table:table-cell table:style-name="ce25" office:value-type="date" office:date-value="2021-11-01">
            <text:p>1</text:p>
          </table:table-cell>
          <table:table-cell table:style-name="ce25" office:value-type="date" office:date-value="2021-11-02">
            <text:p>2</text:p>
          </table:table-cell>
          <table:table-cell table:style-name="ce25" office:value-type="date" office:date-value="2021-11-03">
            <text:p>3</text:p>
          </table:table-cell>
          <table:table-cell table:style-name="ce25" office:value-type="date" office:date-value="2021-11-04">
            <text:p>4</text:p>
          </table:table-cell>
          <table:table-cell table:style-name="ce25" office:value-type="date" office:date-value="2021-11-05">
            <text:p>5</text:p>
          </table:table-cell>
          <table:table-cell table:style-name="Excel_20_Built-in_20_Normal"/>
          <table:table-cell table:style-name="ce12" table:number-columns-spanned="4" table:number-rows-spanned="1"/>
          <table:covered-table-cell table:number-columns-repeated="3" table:style-name="ce12"/>
          <table:table-cell table:style-name="ce25" office:value-type="date" office:date-value="2021-12-01">
            <text:p>1</text:p>
          </table:table-cell>
          <table:table-cell table:style-name="ce25" office:value-type="date" office:date-value="2021-12-02">
            <text:p>2</text:p>
          </table:table-cell>
          <table:table-cell table:style-name="ce25" office:value-type="date" office:date-value="2021-12-03">
            <text:p>3</text:p>
          </table:table-cell>
          <table:table-cell table:number-columns-repeated="16"/>
          <table:table-cell table:style-name="ce50" office:value-type="date" office:date-value="2021-09-13">
            <text:p>13</text:p>
          </table:table-cell>
          <table:table-cell table:style-name="ce61" office:value-type="date" office:date-value="2021-09-14">
            <text:p>14</text:p>
          </table:table-cell>
          <table:table-cell table:style-name="ce61" office:value-type="date" office:date-value="2021-09-15">
            <text:p>15</text:p>
          </table:table-cell>
          <table:table-cell table:style-name="ce61" office:value-type="date" office:date-value="2021-09-16">
            <text:p>16</text:p>
          </table:table-cell>
          <table:table-cell table:style-name="ce61" office:value-type="date" office:date-value="2021-09-17">
            <text:p>17</text:p>
          </table:table-cell>
          <table:table-cell table:style-name="ce79" office:value-type="date" office:date-value="2021-09-18">
            <text:p>18</text:p>
          </table:table-cell>
          <table:table-cell table:style-name="ce90" office:value-type="date" office:date-value="2021-09-19">
            <text:p>19</text:p>
          </table:table-cell>
          <table:table-cell/>
          <table:table-cell table:style-name="ce50" office:value-type="date" office:date-value="2021-10-11">
            <text:p>11</text:p>
          </table:table-cell>
          <table:table-cell table:style-name="ce61" office:value-type="date" office:date-value="2021-10-12">
            <text:p>12</text:p>
          </table:table-cell>
          <table:table-cell table:style-name="ce61" office:value-type="date" office:date-value="2021-10-13">
            <text:p>13</text:p>
          </table:table-cell>
          <table:table-cell table:style-name="ce61" office:value-type="date" office:date-value="2021-10-14">
            <text:p>14</text:p>
          </table:table-cell>
          <table:table-cell table:style-name="ce61" office:value-type="date" office:date-value="2021-10-15">
            <text:p>15</text:p>
          </table:table-cell>
          <table:table-cell table:style-name="ce79" office:value-type="date" office:date-value="2021-10-16">
            <text:p>16</text:p>
          </table:table-cell>
          <table:table-cell table:style-name="ce90" office:value-type="date" office:date-value="2021-10-17">
            <text:p>17</text:p>
          </table:table-cell>
          <table:table-cell/>
          <table:table-cell table:style-name="ce50" office:value-type="date" office:date-value="2021-11-15">
            <text:p>15</text:p>
          </table:table-cell>
          <table:table-cell table:style-name="ce61" office:value-type="date" office:date-value="2021-11-16">
            <text:p>16</text:p>
          </table:table-cell>
          <table:table-cell table:style-name="ce61" office:value-type="date" office:date-value="2021-11-17">
            <text:p>17</text:p>
          </table:table-cell>
          <table:table-cell table:style-name="ce61" office:value-type="date" office:date-value="2021-11-18">
            <text:p>18</text:p>
          </table:table-cell>
          <table:table-cell table:style-name="ce61" office:value-type="date" office:date-value="2021-11-19">
            <text:p>19</text:p>
          </table:table-cell>
          <table:table-cell table:style-name="ce79" office:value-type="date" office:date-value="2021-11-20">
            <text:p>20</text:p>
          </table:table-cell>
          <table:table-cell table:style-name="ce90" office:value-type="date" office:date-value="2021-11-21">
            <text:p>21</text:p>
          </table:table-cell>
          <table:table-cell/>
          <table:table-cell table:style-name="ce50" office:value-type="date" office:date-value="2021-12-13">
            <text:p>13</text:p>
          </table:table-cell>
          <table:table-cell table:style-name="ce61" office:value-type="date" office:date-value="2021-12-14">
            <text:p>14</text:p>
          </table:table-cell>
          <table:table-cell table:style-name="ce61" office:value-type="date" office:date-value="2021-12-15">
            <text:p>15</text:p>
          </table:table-cell>
          <table:table-cell table:style-name="ce61" office:value-type="date" office:date-value="2021-12-16">
            <text:p>16</text:p>
          </table:table-cell>
          <table:table-cell table:style-name="ce61" office:value-type="date" office:date-value="2021-12-17">
            <text:p>17</text:p>
          </table:table-cell>
          <table:table-cell table:style-name="ce79" office:value-type="date" office:date-value="2021-12-18">
            <text:p>18</text:p>
          </table:table-cell>
          <table:table-cell table:style-name="ce90" office:value-type="date" office:date-value="2021-12-19">
            <text:p>19</text:p>
          </table:table-cell>
          <table:table-cell table:number-columns-repeated="945"/>
        </table:table-row>
        <table:table-row table:style-name="ro3">
          <table:table-cell/>
          <table:table-cell table:style-name="ce9" office:value-type="date" office:date-value="2021-09-04">
            <text:p>4</text:p>
          </table:table-cell>
          <table:table-cell table:style-name="ce9" office:value-type="date" office:date-value="2021-09-05">
            <text:p>5</text:p>
          </table:table-cell>
          <table:table-cell table:style-name="ce25" office:value-type="date" office:date-value="2021-09-06">
            <text:p>6</text:p>
          </table:table-cell>
          <table:table-cell table:style-name="ce25" office:value-type="date" office:date-value="2021-09-07">
            <text:p>7</text:p>
          </table:table-cell>
          <table:table-cell table:style-name="ce25" office:value-type="date" office:date-value="2021-09-08">
            <text:p>8</text:p>
          </table:table-cell>
          <table:table-cell table:style-name="ce25" office:value-type="date" office:date-value="2021-09-09">
            <text:p>9</text:p>
          </table:table-cell>
          <table:table-cell table:style-name="ce25" office:value-type="date" office:date-value="2021-09-10">
            <text:p>10</text:p>
          </table:table-cell>
          <table:table-cell table:style-name="Excel_20_Built-in_20_Normal"/>
          <table:table-cell table:style-name="ce9" office:value-type="date" office:date-value="2021-10-02">
            <text:p>2</text:p>
          </table:table-cell>
          <table:table-cell table:style-name="ce9" office:value-type="date" office:date-value="2021-10-03">
            <text:p>3</text:p>
          </table:table-cell>
          <table:table-cell table:style-name="ce25" office:value-type="date" office:date-value="2021-10-04">
            <text:p>4</text:p>
          </table:table-cell>
          <table:table-cell table:style-name="ce25" office:value-type="date" office:date-value="2021-10-05">
            <text:p>5</text:p>
          </table:table-cell>
          <table:table-cell table:style-name="ce25" office:value-type="date" office:date-value="2021-10-06">
            <text:p>6</text:p>
          </table:table-cell>
          <table:table-cell table:style-name="ce25" office:value-type="date" office:date-value="2021-10-07">
            <text:p>7</text:p>
          </table:table-cell>
          <table:table-cell table:style-name="ce25" office:value-type="date" office:date-value="2021-10-08">
            <text:p>8</text:p>
          </table:table-cell>
          <table:table-cell table:style-name="Excel_20_Built-in_20_Normal"/>
          <table:table-cell table:style-name="ce9" office:value-type="date" office:date-value="2021-11-06">
            <text:p>6</text:p>
          </table:table-cell>
          <table:table-cell table:style-name="ce9" office:value-type="date" office:date-value="2021-11-07">
            <text:p>7</text:p>
          </table:table-cell>
          <table:table-cell table:style-name="ce25" office:value-type="date" office:date-value="2021-11-08">
            <text:p>8</text:p>
          </table:table-cell>
          <table:table-cell table:style-name="ce25" office:value-type="date" office:date-value="2021-11-09">
            <text:p>9</text:p>
          </table:table-cell>
          <table:table-cell table:style-name="ce25" office:value-type="date" office:date-value="2021-11-10">
            <text:p>10</text:p>
          </table:table-cell>
          <table:table-cell table:style-name="ce25" office:value-type="date" office:date-value="2021-11-11">
            <text:p>11</text:p>
          </table:table-cell>
          <table:table-cell table:style-name="ce25" office:value-type="date" office:date-value="2021-11-12">
            <text:p>12</text:p>
          </table:table-cell>
          <table:table-cell table:style-name="Excel_20_Built-in_20_Normal"/>
          <table:table-cell table:style-name="ce9" office:value-type="date" office:date-value="2021-12-04">
            <text:p>4</text:p>
          </table:table-cell>
          <table:table-cell table:style-name="ce9" office:value-type="date" office:date-value="2021-12-05">
            <text:p>5</text:p>
          </table:table-cell>
          <table:table-cell table:style-name="ce25" office:value-type="date" office:date-value="2021-12-06">
            <text:p>6</text:p>
          </table:table-cell>
          <table:table-cell table:style-name="ce25" office:value-type="date" office:date-value="2021-12-07">
            <text:p>7</text:p>
          </table:table-cell>
          <table:table-cell table:style-name="ce25" office:value-type="date" office:date-value="2021-12-08">
            <text:p>8</text:p>
          </table:table-cell>
          <table:table-cell table:style-name="ce25" office:value-type="date" office:date-value="2021-12-09">
            <text:p>9</text:p>
          </table:table-cell>
          <table:table-cell table:style-name="ce25" office:value-type="date" office:date-value="2021-12-10">
            <text:p>10</text:p>
          </table:table-cell>
          <table:table-cell table:number-columns-repeated="16"/>
          <table:table-cell table:style-name="ce51" office:value-type="date" office:date-value="2021-09-20">
            <text:p>20</text:p>
          </table:table-cell>
          <table:table-cell table:style-name="ce62" office:value-type="date" office:date-value="2021-09-21">
            <text:p>21</text:p>
          </table:table-cell>
          <table:table-cell table:style-name="ce62" office:value-type="date" office:date-value="2021-09-22">
            <text:p>22</text:p>
          </table:table-cell>
          <table:table-cell table:style-name="ce62" office:value-type="date" office:date-value="2021-09-23">
            <text:p>23</text:p>
          </table:table-cell>
          <table:table-cell table:style-name="ce62" office:value-type="date" office:date-value="2021-09-24">
            <text:p>24</text:p>
          </table:table-cell>
          <table:table-cell table:style-name="ce80" office:value-type="date" office:date-value="2021-09-25">
            <text:p>25</text:p>
          </table:table-cell>
          <table:table-cell table:style-name="ce91" office:value-type="date" office:date-value="2021-09-26">
            <text:p>26</text:p>
          </table:table-cell>
          <table:table-cell/>
          <table:table-cell table:style-name="ce51" office:value-type="date" office:date-value="2021-10-18">
            <text:p>18</text:p>
          </table:table-cell>
          <table:table-cell table:style-name="ce62" office:value-type="date" office:date-value="2021-10-19">
            <text:p>19</text:p>
          </table:table-cell>
          <table:table-cell table:style-name="ce62" office:value-type="date" office:date-value="2021-10-20">
            <text:p>20</text:p>
          </table:table-cell>
          <table:table-cell table:style-name="ce62" office:value-type="date" office:date-value="2021-10-21">
            <text:p>21</text:p>
          </table:table-cell>
          <table:table-cell table:style-name="ce62" office:value-type="date" office:date-value="2021-10-22">
            <text:p>22</text:p>
          </table:table-cell>
          <table:table-cell table:style-name="ce80" office:value-type="date" office:date-value="2021-10-23">
            <text:p>23</text:p>
          </table:table-cell>
          <table:table-cell table:style-name="ce91" office:value-type="date" office:date-value="2021-10-24">
            <text:p>24</text:p>
          </table:table-cell>
          <table:table-cell/>
          <table:table-cell table:style-name="ce51" office:value-type="date" office:date-value="2021-11-22">
            <text:p>22</text:p>
          </table:table-cell>
          <table:table-cell table:style-name="ce62" office:value-type="date" office:date-value="2021-11-23">
            <text:p>23</text:p>
          </table:table-cell>
          <table:table-cell table:style-name="ce62" office:value-type="date" office:date-value="2021-11-24">
            <text:p>24</text:p>
          </table:table-cell>
          <table:table-cell table:style-name="ce62" office:value-type="date" office:date-value="2021-11-25">
            <text:p>25</text:p>
          </table:table-cell>
          <table:table-cell table:style-name="ce62" office:value-type="date" office:date-value="2021-11-26">
            <text:p>26</text:p>
          </table:table-cell>
          <table:table-cell table:style-name="ce80" office:value-type="date" office:date-value="2021-11-27">
            <text:p>27</text:p>
          </table:table-cell>
          <table:table-cell table:style-name="ce91" office:value-type="date" office:date-value="2021-11-28">
            <text:p>28</text:p>
          </table:table-cell>
          <table:table-cell/>
          <table:table-cell table:style-name="ce51" office:value-type="date" office:date-value="2021-12-20">
            <text:p>20</text:p>
          </table:table-cell>
          <table:table-cell table:style-name="ce62" office:value-type="date" office:date-value="2021-12-21">
            <text:p>21</text:p>
          </table:table-cell>
          <table:table-cell table:style-name="ce62" office:value-type="date" office:date-value="2021-12-22">
            <text:p>22</text:p>
          </table:table-cell>
          <table:table-cell table:style-name="ce62" office:value-type="date" office:date-value="2021-12-23">
            <text:p>23</text:p>
          </table:table-cell>
          <table:table-cell table:style-name="ce62" office:value-type="date" office:date-value="2021-12-24">
            <text:p>24</text:p>
          </table:table-cell>
          <table:table-cell table:style-name="ce80" office:value-type="date" office:date-value="2021-12-25">
            <text:p>25</text:p>
          </table:table-cell>
          <table:table-cell table:style-name="ce91" office:value-type="date" office:date-value="2021-12-26">
            <text:p>26</text:p>
          </table:table-cell>
          <table:table-cell table:number-columns-repeated="945"/>
        </table:table-row>
        <table:table-row table:style-name="ro3">
          <table:table-cell/>
          <table:table-cell table:style-name="ce9" office:value-type="date" office:date-value="2021-09-11">
            <text:p>11</text:p>
          </table:table-cell>
          <table:table-cell table:style-name="ce9" office:value-type="date" office:date-value="2021-09-12">
            <text:p>12</text:p>
          </table:table-cell>
          <table:table-cell table:style-name="ce25" office:value-type="date" office:date-value="2021-09-13">
            <text:p>13</text:p>
          </table:table-cell>
          <table:table-cell table:style-name="ce25" office:value-type="date" office:date-value="2021-09-14">
            <text:p>14</text:p>
          </table:table-cell>
          <table:table-cell table:style-name="ce25" office:value-type="date" office:date-value="2021-09-15">
            <text:p>15</text:p>
          </table:table-cell>
          <table:table-cell table:style-name="ce25" office:value-type="date" office:date-value="2021-09-16">
            <text:p>16</text:p>
          </table:table-cell>
          <table:table-cell table:style-name="ce25" office:value-type="date" office:date-value="2021-09-17">
            <text:p>17</text:p>
          </table:table-cell>
          <table:table-cell table:style-name="Excel_20_Built-in_20_Normal"/>
          <table:table-cell table:style-name="ce9" office:value-type="date" office:date-value="2021-10-09">
            <text:p>9</text:p>
          </table:table-cell>
          <table:table-cell table:style-name="ce9" office:value-type="date" office:date-value="2021-10-10">
            <text:p>10</text:p>
          </table:table-cell>
          <table:table-cell table:style-name="ce25" office:value-type="date" office:date-value="2021-10-11">
            <text:p>11</text:p>
          </table:table-cell>
          <table:table-cell table:style-name="ce25" office:value-type="date" office:date-value="2021-10-12">
            <text:p>12</text:p>
          </table:table-cell>
          <table:table-cell table:style-name="ce25" office:value-type="date" office:date-value="2021-10-13">
            <text:p>13</text:p>
          </table:table-cell>
          <table:table-cell table:style-name="ce25" office:value-type="date" office:date-value="2021-10-14">
            <text:p>14</text:p>
          </table:table-cell>
          <table:table-cell table:style-name="ce25" office:value-type="date" office:date-value="2021-10-15">
            <text:p>15</text:p>
          </table:table-cell>
          <table:table-cell table:style-name="Excel_20_Built-in_20_Normal"/>
          <table:table-cell table:style-name="ce9" office:value-type="date" office:date-value="2021-11-13">
            <text:p>13</text:p>
          </table:table-cell>
          <table:table-cell table:style-name="ce9" office:value-type="date" office:date-value="2021-11-14">
            <text:p>14</text:p>
          </table:table-cell>
          <table:table-cell table:style-name="ce25" office:value-type="date" office:date-value="2021-11-15">
            <text:p>15</text:p>
          </table:table-cell>
          <table:table-cell table:style-name="ce25" office:value-type="date" office:date-value="2021-11-16">
            <text:p>16</text:p>
          </table:table-cell>
          <table:table-cell table:style-name="ce25" office:value-type="date" office:date-value="2021-11-17">
            <text:p>17</text:p>
          </table:table-cell>
          <table:table-cell table:style-name="ce25" office:value-type="date" office:date-value="2021-11-18">
            <text:p>18</text:p>
          </table:table-cell>
          <table:table-cell table:style-name="ce25" office:value-type="date" office:date-value="2021-11-19">
            <text:p>19</text:p>
          </table:table-cell>
          <table:table-cell table:style-name="Excel_20_Built-in_20_Normal"/>
          <table:table-cell table:style-name="ce9" office:value-type="date" office:date-value="2021-12-11">
            <text:p>11</text:p>
          </table:table-cell>
          <table:table-cell table:style-name="ce9" office:value-type="date" office:date-value="2021-12-12">
            <text:p>12</text:p>
          </table:table-cell>
          <table:table-cell table:style-name="ce25" office:value-type="date" office:date-value="2021-12-13">
            <text:p>13</text:p>
          </table:table-cell>
          <table:table-cell table:style-name="ce25" office:value-type="date" office:date-value="2021-12-14">
            <text:p>14</text:p>
          </table:table-cell>
          <table:table-cell table:style-name="ce25" office:value-type="date" office:date-value="2021-12-15">
            <text:p>15</text:p>
          </table:table-cell>
          <table:table-cell table:style-name="ce25" office:value-type="date" office:date-value="2021-12-16">
            <text:p>16</text:p>
          </table:table-cell>
          <table:table-cell table:style-name="ce25" office:value-type="date" office:date-value="2021-12-17">
            <text:p>17</text:p>
          </table:table-cell>
          <table:table-cell table:number-columns-repeated="16"/>
          <table:table-cell table:style-name="ce53" office:value-type="date" office:date-value="2021-09-27">
            <text:p>27</text:p>
          </table:table-cell>
          <table:table-cell table:style-name="ce65" office:value-type="date" office:date-value="2021-09-28">
            <text:p>28</text:p>
          </table:table-cell>
          <table:table-cell table:style-name="ce65" office:value-type="date" office:date-value="2021-09-29">
            <text:p>29</text:p>
          </table:table-cell>
          <table:table-cell table:style-name="ce69" office:value-type="date" office:date-value="2021-09-30">
            <text:p>30</text:p>
          </table:table-cell>
          <table:table-cell table:style-name="ce63"/>
          <table:table-cell table:style-name="ce66"/>
          <table:table-cell table:style-name="ce92"/>
          <table:table-cell/>
          <table:table-cell table:style-name="ce53" office:value-type="date" office:date-value="2021-10-25">
            <text:p>25</text:p>
          </table:table-cell>
          <table:table-cell table:style-name="ce65" office:value-type="date" office:date-value="2021-10-26">
            <text:p>26</text:p>
          </table:table-cell>
          <table:table-cell table:style-name="ce65" office:value-type="date" office:date-value="2021-10-27">
            <text:p>27</text:p>
          </table:table-cell>
          <table:table-cell table:style-name="ce65" office:value-type="date" office:date-value="2021-10-28">
            <text:p>28</text:p>
          </table:table-cell>
          <table:table-cell table:style-name="ce65" office:value-type="date" office:date-value="2021-10-29">
            <text:p>29</text:p>
          </table:table-cell>
          <table:table-cell table:style-name="ce95" office:value-type="date" office:date-value="2021-10-30">
            <text:p>30</text:p>
          </table:table-cell>
          <table:table-cell table:style-name="ce96" office:value-type="date" office:date-value="2021-10-31">
            <text:p>31</text:p>
          </table:table-cell>
          <table:table-cell/>
          <table:table-cell table:style-name="ce53" office:value-type="date" office:date-value="2021-11-29">
            <text:p>29</text:p>
          </table:table-cell>
          <table:table-cell table:style-name="ce69" office:value-type="date" office:date-value="2021-11-30">
            <text:p>30</text:p>
          </table:table-cell>
          <table:table-cell table:style-name="ce63"/>
          <table:table-cell table:style-name="ce66" table:number-columns-repeated="3"/>
          <table:table-cell table:style-name="ce92"/>
          <table:table-cell/>
          <table:table-cell table:style-name="ce53" office:value-type="date" office:date-value="2021-12-27">
            <text:p>27</text:p>
          </table:table-cell>
          <table:table-cell table:style-name="ce65" office:value-type="date" office:date-value="2021-12-28">
            <text:p>28</text:p>
          </table:table-cell>
          <table:table-cell table:style-name="ce65" office:value-type="date" office:date-value="2021-12-29">
            <text:p>29</text:p>
          </table:table-cell>
          <table:table-cell table:style-name="ce65" office:value-type="date" office:date-value="2021-12-30">
            <text:p>30</text:p>
          </table:table-cell>
          <table:table-cell table:style-name="ce69" office:value-type="date" office:date-value="2021-12-31">
            <text:p>31</text:p>
          </table:table-cell>
          <table:table-cell table:style-name="ce63"/>
          <table:table-cell table:style-name="ce92"/>
          <table:table-cell table:number-columns-repeated="945"/>
        </table:table-row>
        <table:table-row table:style-name="ro3">
          <table:table-cell/>
          <table:table-cell table:style-name="ce9" office:value-type="date" office:date-value="2021-09-18">
            <text:p>18</text:p>
          </table:table-cell>
          <table:table-cell table:style-name="ce9" office:value-type="date" office:date-value="2021-09-19">
            <text:p>19</text:p>
          </table:table-cell>
          <table:table-cell table:style-name="ce25" office:value-type="date" office:date-value="2021-09-20">
            <text:p>20</text:p>
          </table:table-cell>
          <table:table-cell table:style-name="ce25" office:value-type="date" office:date-value="2021-09-21">
            <text:p>21</text:p>
          </table:table-cell>
          <table:table-cell table:style-name="ce25" office:value-type="date" office:date-value="2021-09-22">
            <text:p>22</text:p>
          </table:table-cell>
          <table:table-cell table:style-name="ce25" office:value-type="date" office:date-value="2021-09-23">
            <text:p>23</text:p>
          </table:table-cell>
          <table:table-cell table:style-name="ce25" office:value-type="date" office:date-value="2021-09-24">
            <text:p>24</text:p>
          </table:table-cell>
          <table:table-cell table:style-name="Excel_20_Built-in_20_Normal"/>
          <table:table-cell table:style-name="ce9" office:value-type="date" office:date-value="2021-10-16">
            <text:p>16</text:p>
          </table:table-cell>
          <table:table-cell table:style-name="ce9" office:value-type="date" office:date-value="2021-10-17">
            <text:p>17</text:p>
          </table:table-cell>
          <table:table-cell table:style-name="ce25" office:value-type="date" office:date-value="2021-10-18">
            <text:p>18</text:p>
          </table:table-cell>
          <table:table-cell table:style-name="ce25" office:value-type="date" office:date-value="2021-10-19">
            <text:p>19</text:p>
          </table:table-cell>
          <table:table-cell table:style-name="ce25" office:value-type="date" office:date-value="2021-10-20">
            <text:p>20</text:p>
          </table:table-cell>
          <table:table-cell table:style-name="ce25" office:value-type="date" office:date-value="2021-10-21">
            <text:p>21</text:p>
          </table:table-cell>
          <table:table-cell table:style-name="ce25" office:value-type="date" office:date-value="2021-10-22">
            <text:p>22</text:p>
          </table:table-cell>
          <table:table-cell table:style-name="Excel_20_Built-in_20_Normal"/>
          <table:table-cell table:style-name="ce9" office:value-type="date" office:date-value="2021-11-20">
            <text:p>20</text:p>
          </table:table-cell>
          <table:table-cell table:style-name="ce9" office:value-type="date" office:date-value="2021-11-21">
            <text:p>21</text:p>
          </table:table-cell>
          <table:table-cell table:style-name="ce25" office:value-type="date" office:date-value="2021-11-22">
            <text:p>22</text:p>
          </table:table-cell>
          <table:table-cell table:style-name="ce25" office:value-type="date" office:date-value="2021-11-23">
            <text:p>23</text:p>
          </table:table-cell>
          <table:table-cell table:style-name="ce25" office:value-type="date" office:date-value="2021-11-24">
            <text:p>24</text:p>
          </table:table-cell>
          <table:table-cell table:style-name="ce25" office:value-type="date" office:date-value="2021-11-25">
            <text:p>25</text:p>
          </table:table-cell>
          <table:table-cell table:style-name="ce25" office:value-type="date" office:date-value="2021-11-26">
            <text:p>26</text:p>
          </table:table-cell>
          <table:table-cell table:style-name="Excel_20_Built-in_20_Normal"/>
          <table:table-cell table:style-name="ce9" office:value-type="date" office:date-value="2021-12-18">
            <text:p>18</text:p>
          </table:table-cell>
          <table:table-cell table:style-name="ce9" office:value-type="date" office:date-value="2021-12-19">
            <text:p>19</text:p>
          </table:table-cell>
          <table:table-cell table:style-name="ce25" office:value-type="date" office:date-value="2021-12-20">
            <text:p>20</text:p>
          </table:table-cell>
          <table:table-cell table:style-name="ce25" office:value-type="date" office:date-value="2021-12-21">
            <text:p>21</text:p>
          </table:table-cell>
          <table:table-cell table:style-name="ce25" office:value-type="date" office:date-value="2021-12-22">
            <text:p>22</text:p>
          </table:table-cell>
          <table:table-cell table:style-name="ce25" office:value-type="date" office:date-value="2021-12-23">
            <text:p>23</text:p>
          </table:table-cell>
          <table:table-cell table:style-name="ce25" office:value-type="date" office:date-value="2021-12-24">
            <text:p>24</text:p>
          </table:table-cell>
          <table:table-cell table:number-columns-repeated="16"/>
          <table:table-cell table:style-name="ce38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3">
          <table:table-cell/>
          <table:table-cell table:style-name="ce9" office:value-type="date" office:date-value="2021-09-25">
            <text:p>25</text:p>
          </table:table-cell>
          <table:table-cell table:style-name="ce9" office:value-type="date" office:date-value="2021-09-26">
            <text:p>26</text:p>
          </table:table-cell>
          <table:table-cell table:style-name="ce25" office:value-type="date" office:date-value="2021-09-27">
            <text:p>27</text:p>
          </table:table-cell>
          <table:table-cell table:style-name="ce25" office:value-type="date" office:date-value="2021-09-28">
            <text:p>28</text:p>
          </table:table-cell>
          <table:table-cell table:style-name="ce25" office:value-type="date" office:date-value="2021-09-29">
            <text:p>29</text:p>
          </table:table-cell>
          <table:table-cell table:style-name="ce25" office:value-type="date" office:date-value="2021-09-30">
            <text:p>30</text:p>
          </table:table-cell>
          <table:table-cell table:style-name="ce12"/>
          <table:table-cell table:style-name="Excel_20_Built-in_20_Normal"/>
          <table:table-cell table:style-name="ce9" office:value-type="date" office:date-value="2021-10-23">
            <text:p>23</text:p>
          </table:table-cell>
          <table:table-cell table:style-name="ce9" office:value-type="date" office:date-value="2021-10-24">
            <text:p>24</text:p>
          </table:table-cell>
          <table:table-cell table:style-name="ce25" office:value-type="date" office:date-value="2021-10-25">
            <text:p>25</text:p>
          </table:table-cell>
          <table:table-cell table:style-name="ce25" office:value-type="date" office:date-value="2021-10-26">
            <text:p>26</text:p>
          </table:table-cell>
          <table:table-cell table:style-name="ce25" office:value-type="date" office:date-value="2021-10-27">
            <text:p>27</text:p>
          </table:table-cell>
          <table:table-cell table:style-name="ce25" office:value-type="date" office:date-value="2021-10-28">
            <text:p>28</text:p>
          </table:table-cell>
          <table:table-cell table:style-name="ce25" office:value-type="date" office:date-value="2021-10-29">
            <text:p>29</text:p>
          </table:table-cell>
          <table:table-cell table:style-name="Excel_20_Built-in_20_Normal"/>
          <table:table-cell table:style-name="ce9" office:value-type="date" office:date-value="2021-11-27">
            <text:p>27</text:p>
          </table:table-cell>
          <table:table-cell table:style-name="ce9" office:value-type="date" office:date-value="2021-11-28">
            <text:p>28</text:p>
          </table:table-cell>
          <table:table-cell table:style-name="ce25" office:value-type="date" office:date-value="2021-11-29">
            <text:p>29</text:p>
          </table:table-cell>
          <table:table-cell table:style-name="ce25" office:value-type="date" office:date-value="2021-11-30">
            <text:p>30</text:p>
          </table:table-cell>
          <table:table-cell table:style-name="ce12" table:number-columns-spanned="3" table:number-rows-spanned="1"/>
          <table:covered-table-cell table:number-columns-repeated="2" table:style-name="ce12"/>
          <table:table-cell table:style-name="Excel_20_Built-in_20_Normal"/>
          <table:table-cell table:style-name="ce9" office:value-type="date" office:date-value="2021-12-25">
            <text:p>25</text:p>
          </table:table-cell>
          <table:table-cell table:style-name="ce9" office:value-type="date" office:date-value="2021-12-26">
            <text:p>26</text:p>
          </table:table-cell>
          <table:table-cell table:style-name="ce25" office:value-type="date" office:date-value="2021-12-27">
            <text:p>27</text:p>
          </table:table-cell>
          <table:table-cell table:style-name="ce25" office:value-type="date" office:date-value="2021-12-28">
            <text:p>28</text:p>
          </table:table-cell>
          <table:table-cell table:style-name="ce25" office:value-type="date" office:date-value="2021-12-29">
            <text:p>29</text:p>
          </table:table-cell>
          <table:table-cell table:style-name="ce25" office:value-type="date" office:date-value="2021-12-30">
            <text:p>30</text:p>
          </table:table-cell>
          <table:table-cell table:style-name="ce25" office:value-type="date" office:date-value="2021-12-31">
            <text:p>31</text:p>
          </table:table-cell>
          <table:table-cell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3">
          <table:table-cell table:number-columns-repeated="9"/>
          <table:table-cell table:style-name="ce9" office:value-type="date" office:date-value="2021-10-30">
            <text:p>30</text:p>
          </table:table-cell>
          <table:table-cell table:style-name="ce9" office:value-type="date" office:date-value="2021-10-31">
            <text:p>31</text:p>
          </table:table-cell>
          <table:table-cell table:style-name="ce39" table:number-columns-spanned="5" table:number-rows-spanned="1"/>
          <table:covered-table-cell table:number-columns-repeated="4" table:style-name="ce39"/>
          <table:table-cell table:number-columns-repeated="17"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4" table:number-rows-repeated="13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7">
          <table:table-cell table:number-columns-repeated="33"/>
          <table:table-cell table:style-name="ce1" table:number-columns-repeated="991"/>
        </table:table-row>
        <table:table-row table:style-name="ro4" table:number-rows-repeated="7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8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7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</table:table>
      <table:table table:name="Feui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number:date-style style:name="N117">
      <number:month number:style="long" number:textual="true"/>
      <number:text> </number:text>
      <number:year number:style="long"/>
    </number:date-style>
    <number:date-style style:name="N118">
      <number:day-of-week/>
    </number:date-style>
    <number:date-style style:name="N119">
      <number:day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inCalendar_5f_BlankCells_5f_32" style:display-name="WinCalendar_BlankCells_32" style:family="table-cell" style:parent-style-name="Excel_20_Built-in_20_Normal" style:data-style-name="N8100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5/23/2021</text:date>, <text:time>18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ettker</meta:initial-creator>
    <meta:creation-date>2021-05-23T11:53:32.53</meta:creation-date>
    <dc:date>2021-05-23T18:03:23.08</dc:date>
    <dc:creator>Yann Bettker</dc:creator>
    <meta:editing-duration>PT28M29S</meta:editing-duration>
    <meta:editing-cycles>3</meta:editing-cycles>
    <meta:generator>OpenOffice/4.1.6$Win32 OpenOffice.org_project/416m1$Build-9790</meta:generator>
    <meta:document-statistic meta:table-count="3" meta:cell-count="923" meta:object-count="0"/>
  </office:meta>
</office:document-meta>
</file>